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2.4444452921549" calcext:value-type="float">
            <text:p>12.4444452921549</text:p>
          </table:table-cell>
          <table:table-cell office:value-type="float" office:value="3.57615778600001" calcext:value-type="float">
            <text:p>3.57615778600001</text:p>
          </table:table-cell>
        </table:table-row>
        <table:table-row table:style-name="ro1">
          <table:table-cell office:value-type="float" office:value="5.11110941569011" calcext:value-type="float">
            <text:p>5.11110941569011</text:p>
          </table:table-cell>
          <table:table-cell office:value-type="float" office:value="3.84105822239132" calcext:value-type="float">
            <text:p>3.84105822239132</text:p>
          </table:table-cell>
        </table:table-row>
        <table:table-row table:style-name="ro1">
          <table:table-cell office:value-type="float" office:value="6.66666666666667" calcext:value-type="float">
            <text:p>6.66666666666667</text:p>
          </table:table-cell>
          <table:table-cell office:value-type="float" office:value="4.70198748273912" calcext:value-type="float">
            <text:p>4.70198748273912</text:p>
          </table:table-cell>
        </table:table-row>
        <table:table-row table:style-name="ro1">
          <table:table-cell office:value-type="float" office:value="11.1111068725586" calcext:value-type="float">
            <text:p>11.1111068725586</text:p>
          </table:table-cell>
          <table:table-cell office:value-type="float" office:value="4.8344358062174" calcext:value-type="float">
            <text:p>4.8344358062174</text:p>
          </table:table-cell>
        </table:table-row>
        <table:table-row table:style-name="ro1">
          <table:table-cell office:value-type="float" office:value="13.3333333333333" calcext:value-type="float">
            <text:p>13.3333333333333</text:p>
          </table:table-cell>
          <table:table-cell office:value-type="float" office:value="5.62914090482607" calcext:value-type="float">
            <text:p>5.62914090482607</text:p>
          </table:table-cell>
        </table:table-row>
        <table:table-row table:style-name="ro1">
          <table:table-cell office:value-type="float" office:value="7.11110432942708" calcext:value-type="float">
            <text:p>7.11110432942708</text:p>
          </table:table-cell>
          <table:table-cell office:value-type="float" office:value="5.96026550295651" calcext:value-type="float">
            <text:p>5.96026550295651</text:p>
          </table:table-cell>
        </table:table-row>
        <table:table-row table:style-name="ro1">
          <table:table-cell office:value-type="float" office:value="5.99999745686849" calcext:value-type="float">
            <text:p>5.99999745686849</text:p>
          </table:table-cell>
          <table:table-cell office:value-type="float" office:value="6.75496681213044" calcext:value-type="float">
            <text:p>6.75496681213044</text:p>
          </table:table-cell>
        </table:table-row>
        <table:table-row table:style-name="ro1">
          <table:table-cell office:value-type="float" office:value="12.2222137451172" calcext:value-type="float">
            <text:p>12.2222137451172</text:p>
          </table:table-cell>
          <table:table-cell office:value-type="float" office:value="7.48344395956522" calcext:value-type="float">
            <text:p>7.48344395956522</text:p>
          </table:table-cell>
        </table:table-row>
        <table:table-row table:style-name="ro1">
          <table:table-cell office:value-type="float" office:value="6.88888549804688" calcext:value-type="float">
            <text:p>6.88888549804688</text:p>
          </table:table-cell>
          <table:table-cell office:value-type="float" office:value="8.67549781804347" calcext:value-type="float">
            <text:p>8.67549781804347</text:p>
          </table:table-cell>
        </table:table-row>
        <table:table-row table:style-name="ro1">
          <table:table-cell office:value-type="float" office:value="15.5555470784505" calcext:value-type="float">
            <text:p>15.5555470784505</text:p>
          </table:table-cell>
          <table:table-cell office:value-type="float" office:value="9.27152285256522" calcext:value-type="float">
            <text:p>9.27152285256522</text:p>
          </table:table-cell>
        </table:table-row>
        <table:table-row table:style-name="ro1">
          <table:table-cell office:value-type="float" office:value="11.5555572509766" calcext:value-type="float">
            <text:p>11.5555572509766</text:p>
          </table:table-cell>
          <table:table-cell office:value-type="float" office:value="9.66887540186955" calcext:value-type="float">
            <text:p>9.66887540186955</text:p>
          </table:table-cell>
        </table:table-row>
        <table:table-row table:style-name="ro1">
          <table:table-cell office:value-type="float" office:value="15.7777786254883" calcext:value-type="float">
            <text:p>15.7777786254883</text:p>
          </table:table-cell>
          <table:table-cell office:value-type="float" office:value="10.3973525493043" calcext:value-type="float">
            <text:p>10.3973525493043</text:p>
          </table:table-cell>
        </table:table-row>
        <table:table-row table:style-name="ro1">
          <table:table-cell office:value-type="float" office:value="10.4444376627604" calcext:value-type="float">
            <text:p>10.4444376627604</text:p>
          </table:table-cell>
          <table:table-cell office:value-type="float" office:value="10.5960288239565" calcext:value-type="float">
            <text:p>10.5960288239565</text:p>
          </table:table-cell>
        </table:table-row>
        <table:table-row table:style-name="ro1">
          <table:table-cell office:value-type="float" office:value="7.77777353922526" calcext:value-type="float">
            <text:p>7.77777353922526</text:p>
          </table:table-cell>
          <table:table-cell office:value-type="float" office:value="11.6556305695217" calcext:value-type="float">
            <text:p>11.6556305695217</text:p>
          </table:table-cell>
        </table:table-row>
        <table:table-row table:style-name="ro1">
          <table:table-cell office:value-type="float" office:value="27.1111043294271" calcext:value-type="float">
            <text:p>27.1111043294271</text:p>
          </table:table-cell>
          <table:table-cell office:value-type="float" office:value="12.1854314423043" calcext:value-type="float">
            <text:p>12.1854314423043</text:p>
          </table:table-cell>
        </table:table-row>
        <table:table-row table:style-name="ro1">
          <table:table-cell office:value-type="float" office:value="24.2222213745117" calcext:value-type="float">
            <text:p>24.2222213745117</text:p>
          </table:table-cell>
          <table:table-cell office:value-type="float" office:value="12.4503318786956" calcext:value-type="float">
            <text:p>12.4503318786956</text:p>
          </table:table-cell>
        </table:table-row>
        <table:table-row table:style-name="ro1">
          <table:table-cell office:value-type="float" office:value="7.55555470784505" calcext:value-type="float">
            <text:p>7.55555470784505</text:p>
          </table:table-cell>
          <table:table-cell office:value-type="float" office:value="12.9801327514783" calcext:value-type="float">
            <text:p>12.9801327514783</text:p>
          </table:table-cell>
        </table:table-row>
        <table:table-row table:style-name="ro1">
          <table:table-cell office:value-type="float" office:value="10.2222188313802" calcext:value-type="float">
            <text:p>10.2222188313802</text:p>
          </table:table-cell>
          <table:table-cell office:value-type="float" office:value="13.5099336242609" calcext:value-type="float">
            <text:p>13.5099336242609</text:p>
          </table:table-cell>
        </table:table-row>
        <table:table-row table:style-name="ro1">
          <table:table-cell office:value-type="float" office:value="4.44444020589193" calcext:value-type="float">
            <text:p>4.44444020589193</text:p>
          </table:table-cell>
          <table:table-cell office:value-type="float" office:value="14.0397344970435" calcext:value-type="float">
            <text:p>14.0397344970435</text:p>
          </table:table-cell>
        </table:table-row>
        <table:table-row table:style-name="ro1">
          <table:table-cell office:value-type="float" office:value="12.2222137451172" calcext:value-type="float">
            <text:p>12.2222137451172</text:p>
          </table:table-cell>
          <table:table-cell office:value-type="float" office:value="14.4370870463478" calcext:value-type="float">
            <text:p>14.43708704634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0993400320435" calcext:value-type="float">
            <text:p>15.0993400320435</text:p>
          </table:table-cell>
        </table:table-row>
        <table:table-row table:style-name="ro1">
          <table:table-cell office:value-type="float" office:value="21.7777760823568" calcext:value-type="float">
            <text:p>21.7777760823568</text:p>
          </table:table-cell>
          <table:table-cell office:value-type="float" office:value="15.3642404684348" calcext:value-type="float">
            <text:p>15.3642404684348</text:p>
          </table:table-cell>
        </table:table-row>
        <table:table-row table:style-name="ro1">
          <table:table-cell office:value-type="float" office:value="13.5555521647135" calcext:value-type="float">
            <text:p>13.5555521647135</text:p>
          </table:table-cell>
          <table:table-cell office:value-type="float" office:value="15.496688791913" calcext:value-type="float">
            <text:p>15.496688791913</text:p>
          </table:table-cell>
        </table:table-row>
        <table:table-row table:style-name="ro1">
          <table:table-cell office:value-type="float" office:value="18.8888804117839" calcext:value-type="float">
            <text:p>18.8888804117839</text:p>
          </table:table-cell>
          <table:table-cell office:value-type="float" office:value="15.8940413412174" calcext:value-type="float">
            <text:p>15.8940413412174</text:p>
          </table:table-cell>
        </table:table-row>
        <table:table-row table:style-name="ro1">
          <table:table-cell office:value-type="float" office:value="12.2222137451172" calcext:value-type="float">
            <text:p>12.2222137451172</text:p>
          </table:table-cell>
          <table:table-cell office:value-type="float" office:value="16.291390101087" calcext:value-type="float">
            <text:p>16.291390101087</text:p>
          </table:table-cell>
        </table:table-row>
        <table:table-row table:style-name="ro1">
          <table:table-cell office:value-type="float" office:value="17.9999923706055" calcext:value-type="float">
            <text:p>17.9999923706055</text:p>
          </table:table-cell>
          <table:table-cell office:value-type="float" office:value="17.0860951996956" calcext:value-type="float">
            <text:p>17.0860951996956</text:p>
          </table:table-cell>
        </table:table-row>
        <table:table-row table:style-name="ro1">
          <table:table-cell office:value-type="float" office:value="7.99999237060547" calcext:value-type="float">
            <text:p>7.99999237060547</text:p>
          </table:table-cell>
          <table:table-cell office:value-type="float" office:value="17.284767684913" calcext:value-type="float">
            <text:p>17.284767684913</text:p>
          </table:table-cell>
        </table:table-row>
        <table:table-row table:style-name="ro1">
          <table:table-cell office:value-type="float" office:value="12.2222137451172" calcext:value-type="float">
            <text:p>12.2222137451172</text:p>
          </table:table-cell>
          <table:table-cell office:value-type="float" office:value="17.4834439595652" calcext:value-type="float">
            <text:p>17.4834439595652</text:p>
          </table:table-cell>
        </table:table-row>
        <table:table-row table:style-name="ro1">
          <table:table-cell office:value-type="float" office:value="7.11110432942708" calcext:value-type="float">
            <text:p>7.11110432942708</text:p>
          </table:table-cell>
          <table:table-cell office:value-type="float" office:value="18.2781452687391" calcext:value-type="float">
            <text:p>18.2781452687391</text:p>
          </table:table-cell>
        </table:table-row>
        <table:table-row table:style-name="ro1">
          <table:table-cell office:value-type="float" office:value="14.6666590372721" calcext:value-type="float">
            <text:p>14.6666590372721</text:p>
          </table:table-cell>
          <table:table-cell office:value-type="float" office:value="18.6092736563043" calcext:value-type="float">
            <text:p>18.6092736563043</text:p>
          </table:table-cell>
        </table:table-row>
        <table:table-row table:style-name="ro1">
          <table:table-cell office:value-type="float" office:value="9.77778116861979" calcext:value-type="float">
            <text:p>9.77778116861979</text:p>
          </table:table-cell>
          <table:table-cell office:value-type="float" office:value="19.0066224161739" calcext:value-type="float">
            <text:p>19.0066224161739</text:p>
          </table:table-cell>
        </table:table-row>
        <table:table-row table:style-name="ro1">
          <table:table-cell office:value-type="float" office:value="21.3333257039388" calcext:value-type="float">
            <text:p>21.3333257039388</text:p>
          </table:table-cell>
          <table:table-cell office:value-type="float" office:value="19.2052986908261" calcext:value-type="float">
            <text:p>19.2052986908261</text:p>
          </table:table-cell>
        </table:table-row>
        <table:table-row table:style-name="ro1">
          <table:table-cell office:value-type="float" office:value="12.2222137451172" calcext:value-type="float">
            <text:p>12.2222137451172</text:p>
          </table:table-cell>
          <table:table-cell office:value-type="float" office:value="19.5364270783913" calcext:value-type="float">
            <text:p>19.5364270783913</text:p>
          </table:table-cell>
        </table:table-row>
        <table:table-row table:style-name="ro1">
          <table:table-cell office:value-type="float" office:value="13.1111145019531" calcext:value-type="float">
            <text:p>13.1111145019531</text:p>
          </table:table-cell>
          <table:table-cell office:value-type="float" office:value="20.5298046622174" calcext:value-type="float">
            <text:p>20.5298046622174</text:p>
          </table:table-cell>
        </table:table-row>
        <table:table-row table:style-name="ro1">
          <table:table-cell office:value-type="float" office:value="8.44444274902344" calcext:value-type="float">
            <text:p>8.44444274902344</text:p>
          </table:table-cell>
          <table:table-cell office:value-type="float" office:value="21.3907301331304" calcext:value-type="float">
            <text:p>21.3907301331304</text:p>
          </table:table-cell>
        </table:table-row>
        <table:table-row table:style-name="ro1">
          <table:table-cell office:value-type="float" office:value="11.7777760823568" calcext:value-type="float">
            <text:p>11.7777760823568</text:p>
          </table:table-cell>
          <table:table-cell office:value-type="float" office:value="21.8543068441739" calcext:value-type="float">
            <text:p>21.8543068441739</text:p>
          </table:table-cell>
        </table:table-row>
        <table:table-row table:style-name="ro1">
          <table:table-cell office:value-type="float" office:value="4.66665903727214" calcext:value-type="float">
            <text:p>4.66665903727214</text:p>
          </table:table-cell>
          <table:table-cell office:value-type="float" office:value="22.5165598298695" calcext:value-type="float">
            <text:p>22.5165598298695</text:p>
          </table:table-cell>
        </table:table-row>
        <table:table-row table:style-name="ro1">
          <table:table-cell office:value-type="float" office:value="12.4444452921549" calcext:value-type="float">
            <text:p>12.4444452921549</text:p>
          </table:table-cell>
          <table:table-cell office:value-type="float" office:value="23.5761615754348" calcext:value-type="float">
            <text:p>23.5761615754348</text:p>
          </table:table-cell>
        </table:table-row>
        <table:table-row table:style-name="ro1">
          <table:table-cell office:value-type="float" office:value="12.4444452921549" calcext:value-type="float">
            <text:p>12.4444452921549</text:p>
          </table:table-cell>
          <table:table-cell office:value-type="float" office:value="23.1788090261304" calcext:value-type="float">
            <text:p>23.1788090261304</text:p>
          </table:table-cell>
        </table:table-row>
        <table:table-row table:style-name="ro1">
          <table:table-cell office:value-type="float" office:value="4.22222137451172" calcext:value-type="float">
            <text:p>4.22222137451172</text:p>
          </table:table-cell>
          <table:table-cell office:value-type="float" office:value="24.0397382864782" calcext:value-type="float">
            <text:p>24.0397382864782</text:p>
          </table:table-cell>
        </table:table-row>
        <table:table-row table:style-name="ro1">
          <table:table-cell office:value-type="float" office:value="6.88888549804688" calcext:value-type="float">
            <text:p>6.88888549804688</text:p>
          </table:table-cell>
          <table:table-cell office:value-type="float" office:value="24.768215433913" calcext:value-type="float">
            <text:p>24.768215433913</text:p>
          </table:table-cell>
        </table:table-row>
        <table:table-row table:style-name="ro1">
          <table:table-cell office:value-type="float" office:value="3.33333333333334" calcext:value-type="float">
            <text:p>3.33333333333334</text:p>
          </table:table-cell>
          <table:table-cell office:value-type="float" office:value="25.2980163066956" calcext:value-type="float">
            <text:p>25.2980163066956</text:p>
          </table:table-cell>
        </table:table-row>
        <table:table-row table:style-name="ro1">
          <table:table-cell office:value-type="float" office:value="11.5555572509766" calcext:value-type="float">
            <text:p>11.5555572509766</text:p>
          </table:table-cell>
          <table:table-cell office:value-type="float" office:value="26.1589417776087" calcext:value-type="float">
            <text:p>26.1589417776087</text:p>
          </table:table-cell>
        </table:table-row>
        <table:table-row table:style-name="ro1">
          <table:table-cell office:value-type="float" office:value="3.55555216471355" calcext:value-type="float">
            <text:p>3.55555216471355</text:p>
          </table:table-cell>
          <table:table-cell office:value-type="float" office:value="26.8211947633043" calcext:value-type="float">
            <text:p>26.8211947633043</text:p>
          </table:table-cell>
        </table:table-row>
        <table:table-row table:style-name="ro1">
          <table:table-cell office:value-type="float" office:value="9.33333079020183" calcext:value-type="float">
            <text:p>9.33333079020183</text:p>
          </table:table-cell>
          <table:table-cell office:value-type="float" office:value="27.5496719107391" calcext:value-type="float">
            <text:p>27.5496719107391</text:p>
          </table:table-cell>
        </table:table-row>
        <table:table-row table:style-name="ro1">
          <table:table-cell office:value-type="float" office:value="5.55554707845052" calcext:value-type="float">
            <text:p>5.55554707845052</text:p>
          </table:table-cell>
          <table:table-cell office:value-type="float" office:value="28.344373219913" calcext:value-type="float">
            <text:p>28.344373219913</text:p>
          </table:table-cell>
        </table:table-row>
        <table:table-row table:style-name="ro1">
          <table:table-cell office:value-type="float" office:value="8.66666158040365" calcext:value-type="float">
            <text:p>8.66666158040365</text:p>
          </table:table-cell>
          <table:table-cell office:value-type="float" office:value="28.4105973816522" calcext:value-type="float">
            <text:p>28.4105973816522</text:p>
          </table:table-cell>
        </table:table-row>
        <table:table-row table:style-name="ro1">
          <table:table-cell office:value-type="float" office:value="4.66665903727214" calcext:value-type="float">
            <text:p>4.66665903727214</text:p>
          </table:table-cell>
          <table:table-cell office:value-type="float" office:value="29.6026550295652" calcext:value-type="float">
            <text:p>29.6026550295652</text:p>
          </table:table-cell>
        </table:table-row>
        <table:table-row table:style-name="ro1">
          <table:table-cell office:value-type="float" office:value="9.55554962158203" calcext:value-type="float">
            <text:p>9.55554962158203</text:p>
          </table:table-cell>
          <table:table-cell office:value-type="float" office:value="29.9337758382609" calcext:value-type="float">
            <text:p>29.9337758382609</text:p>
          </table:table-cell>
        </table:table-row>
      </table:table>
      <table:table table:name="E_a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.42647170195542" calcext:value-type="float">
            <text:p>2.42647170195542</text:p>
          </table:table-cell>
          <table:table-cell office:value-type="float" office:value="3.57615778600001" calcext:value-type="float">
            <text:p>3.57615778600001</text:p>
          </table:table-cell>
        </table:table-row>
        <table:table-row table:style-name="ro1">
          <table:table-cell office:value-type="float" office:value="4.85293078174937" calcext:value-type="float">
            <text:p>4.85293078174937</text:p>
          </table:table-cell>
          <table:table-cell office:value-type="float" office:value="3.84105822239132" calcext:value-type="float">
            <text:p>3.84105822239132</text:p>
          </table:table-cell>
        </table:table-row>
        <table:table-row table:style-name="ro1">
          <table:table-cell office:value-type="float" office:value="4.85293078174937" calcext:value-type="float">
            <text:p>4.85293078174937</text:p>
          </table:table-cell>
          <table:table-cell office:value-type="float" office:value="4.70198748273912" calcext:value-type="float">
            <text:p>4.70198748273912</text:p>
          </table:table-cell>
        </table:table-row>
        <table:table-row table:style-name="ro1">
          <table:table-cell office:value-type="float" office:value="1.10293709283011" calcext:value-type="float">
            <text:p>1.10293709283011</text:p>
          </table:table-cell>
          <table:table-cell office:value-type="float" office:value="5.23178835552173" calcext:value-type="float">
            <text:p>5.23178835552173</text:p>
          </table:table-cell>
        </table:table-row>
        <table:table-row table:style-name="ro1">
          <table:table-cell office:value-type="float" office:value="1.10293709283011" calcext:value-type="float">
            <text:p>1.10293709283011</text:p>
          </table:table-cell>
          <table:table-cell office:value-type="float" office:value="6.29139010108696" calcext:value-type="float">
            <text:p>6.29139010108696</text:p>
          </table:table-cell>
        </table:table-row>
        <table:table-row table:style-name="ro1">
          <table:table-cell office:value-type="float" office:value="4.1911760993482" calcext:value-type="float">
            <text:p>4.1911760993482</text:p>
          </table:table-cell>
          <table:table-cell office:value-type="float" office:value="6.55629053747827" calcext:value-type="float">
            <text:p>6.55629053747827</text:p>
          </table:table-cell>
        </table:table-row>
        <table:table-row table:style-name="ro1">
          <table:table-cell office:value-type="float" office:value="3.52940879478553" calcext:value-type="float">
            <text:p>3.52940879478553</text:p>
          </table:table-cell>
          <table:table-cell office:value-type="float" office:value="7.74834439595652" calcext:value-type="float">
            <text:p>7.74834439595652</text:p>
          </table:table-cell>
        </table:table-row>
        <table:table-row table:style-name="ro1">
          <table:table-cell office:value-type="float" office:value="2.64705659608916" calcext:value-type="float">
            <text:p>2.64705659608916</text:p>
          </table:table-cell>
          <table:table-cell office:value-type="float" office:value="9.00662241617391" calcext:value-type="float">
            <text:p>9.00662241617391</text:p>
          </table:table-cell>
        </table:table-row>
        <table:table-row table:style-name="ro1">
          <table:table-cell office:value-type="float" office:value="3.3088239006518" calcext:value-type="float">
            <text:p>3.3088239006518</text:p>
          </table:table-cell>
          <table:table-cell office:value-type="float" office:value="9.86755167652173" calcext:value-type="float">
            <text:p>9.86755167652173</text:p>
          </table:table-cell>
        </table:table-row>
        <table:table-row table:style-name="ro1">
          <table:table-cell office:value-type="float" office:value="4.85293078174937" calcext:value-type="float">
            <text:p>4.85293078174937</text:p>
          </table:table-cell>
          <table:table-cell office:value-type="float" office:value="10.7947013091739" calcext:value-type="float">
            <text:p>10.7947013091739</text:p>
          </table:table-cell>
        </table:table-row>
        <table:table-row table:style-name="ro1">
          <table:table-cell office:value-type="float" office:value="1.76470439739278" calcext:value-type="float">
            <text:p>1.76470439739278</text:p>
          </table:table-cell>
          <table:table-cell office:value-type="float" office:value="10.9933775838261" calcext:value-type="float">
            <text:p>10.9933775838261</text:p>
          </table:table-cell>
        </table:table-row>
        <table:table-row table:style-name="ro1">
          <table:table-cell office:value-type="float" office:value="2.20587418566021" calcext:value-type="float">
            <text:p>2.20587418566021</text:p>
          </table:table-cell>
          <table:table-cell office:value-type="float" office:value="12.1854314423043" calcext:value-type="float">
            <text:p>12.1854314423043</text:p>
          </table:table-cell>
        </table:table-row>
        <table:table-row table:style-name="ro1">
          <table:table-cell office:value-type="float" office:value="4.1911760993482" calcext:value-type="float">
            <text:p>4.1911760993482</text:p>
          </table:table-cell>
          <table:table-cell office:value-type="float" office:value="12.7814564768261" calcext:value-type="float">
            <text:p>12.7814564768261</text:p>
          </table:table-cell>
        </table:table-row>
        <table:table-row table:style-name="ro1">
          <table:table-cell office:value-type="float" office:value="1.54410688109756" calcext:value-type="float">
            <text:p>1.54410688109756</text:p>
          </table:table-cell>
          <table:table-cell office:value-type="float" office:value="13.3112573496087" calcext:value-type="float">
            <text:p>13.3112573496087</text:p>
          </table:table-cell>
        </table:table-row>
        <table:table-row table:style-name="ro1">
          <table:table-cell office:value-type="float" office:value="2.20587418566021" calcext:value-type="float">
            <text:p>2.20587418566021</text:p>
          </table:table-cell>
          <table:table-cell office:value-type="float" office:value="14.0397344970435" calcext:value-type="float">
            <text:p>14.0397344970435</text:p>
          </table:table-cell>
        </table:table-row>
        <table:table-row table:style-name="ro1">
          <table:table-cell office:value-type="float" office:value="1.32352198696383" calcext:value-type="float">
            <text:p>1.32352198696383</text:p>
          </table:table-cell>
          <table:table-cell office:value-type="float" office:value="15.0331120808696" calcext:value-type="float">
            <text:p>15.0331120808696</text:p>
          </table:table-cell>
        </table:table-row>
        <table:table-row table:style-name="ro1">
          <table:table-cell office:value-type="float" office:value="3.74999368891927" calcext:value-type="float">
            <text:p>3.74999368891927</text:p>
          </table:table-cell>
          <table:table-cell office:value-type="float" office:value="15.9602655029565" calcext:value-type="float">
            <text:p>15.9602655029565</text:p>
          </table:table-cell>
        </table:table-row>
        <table:table-row table:style-name="ro1">
          <table:table-cell office:value-type="float" office:value="7.05881758957107" calcext:value-type="float">
            <text:p>7.05881758957107</text:p>
          </table:table-cell>
          <table:table-cell office:value-type="float" office:value="16.8211947633043" calcext:value-type="float">
            <text:p>16.8211947633043</text:p>
          </table:table-cell>
        </table:table-row>
        <table:table-row table:style-name="ro1">
          <table:table-cell office:value-type="float" office:value="16.9852892915265" calcext:value-type="float">
            <text:p>16.9852892915265</text:p>
          </table:table-cell>
          <table:table-cell office:value-type="float" office:value="17.4172197978261" calcext:value-type="float">
            <text:p>17.417219797826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7.7483443959565" calcext:value-type="float">
            <text:p>17.7483443959565</text:p>
          </table:table-cell>
        </table:table-row>
        <table:table-row table:style-name="ro1">
          <table:table-cell office:value-type="float" office:value="21.1764653908747" calcext:value-type="float">
            <text:p>21.1764653908747</text:p>
          </table:table-cell>
          <table:table-cell office:value-type="float" office:value="18.0794727835217" calcext:value-type="float">
            <text:p>18.0794727835217</text:p>
          </table:table-cell>
        </table:table-row>
        <table:table-row table:style-name="ro1">
          <table:table-cell office:value-type="float" office:value="15.6617673045627" calcext:value-type="float">
            <text:p>15.6617673045627</text:p>
          </table:table-cell>
          <table:table-cell office:value-type="float" office:value="18.4105973816522" calcext:value-type="float">
            <text:p>18.4105973816522</text:p>
          </table:table-cell>
        </table:table-row>
        <table:table-row table:style-name="ro1">
          <table:table-cell office:value-type="float" office:value="27.7941131921783" calcext:value-type="float">
            <text:p>27.7941131921783</text:p>
          </table:table-cell>
          <table:table-cell office:value-type="float" office:value="18.6754978180435" calcext:value-type="float">
            <text:p>18.6754978180435</text:p>
          </table:table-cell>
        </table:table-row>
        <table:table-row table:style-name="ro1">
          <table:table-cell office:value-type="float" office:value="10.5882263843566" calcext:value-type="float">
            <text:p>10.5882263843566</text:p>
          </table:table-cell>
          <table:table-cell office:value-type="float" office:value="19.0066224161739" calcext:value-type="float">
            <text:p>19.0066224161739</text:p>
          </table:table-cell>
        </table:table-row>
        <table:table-row table:style-name="ro1">
          <table:table-cell office:value-type="float" office:value="22.2794151058663" calcext:value-type="float">
            <text:p>22.2794151058663</text:p>
          </table:table-cell>
          <table:table-cell office:value-type="float" office:value="19.2715228525652" calcext:value-type="float">
            <text:p>19.2715228525652</text:p>
          </table:table-cell>
        </table:table-row>
        <table:table-row table:style-name="ro1">
          <table:table-cell office:value-type="float" office:value="18.5294087947855" calcext:value-type="float">
            <text:p>18.5294087947855</text:p>
          </table:table-cell>
          <table:table-cell office:value-type="float" office:value="20.3311283875652" calcext:value-type="float">
            <text:p>20.3311283875652</text:p>
          </table:table-cell>
        </table:table-row>
        <table:table-row table:style-name="ro1">
          <table:table-cell office:value-type="float" office:value="23.6029370928301" calcext:value-type="float">
            <text:p>23.6029370928301</text:p>
          </table:table-cell>
          <table:table-cell office:value-type="float" office:value="20.8609292603478" calcext:value-type="float">
            <text:p>20.8609292603478</text:p>
          </table:table-cell>
        </table:table-row>
        <table:table-row table:style-name="ro1">
          <table:table-cell office:value-type="float" office:value="14.7794024837048" calcext:value-type="float">
            <text:p>14.7794024837048</text:p>
          </table:table-cell>
          <table:table-cell office:value-type="float" office:value="21.3245059713913" calcext:value-type="float">
            <text:p>21.32450597139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.5827839916087" calcext:value-type="float">
            <text:p>22.5827839916087</text:p>
          </table:table-cell>
        </table:table-row>
        <table:table-row table:style-name="ro1">
          <table:table-cell office:value-type="float" office:value="12.3529434039108" calcext:value-type="float">
            <text:p>12.3529434039108</text:p>
          </table:table-cell>
          <table:table-cell office:value-type="float" office:value="23.1125848643913" calcext:value-type="float">
            <text:p>23.1125848643913</text:p>
          </table:table-cell>
        </table:table-row>
        <table:table-row table:style-name="ro1">
          <table:table-cell office:value-type="float" office:value="24.044119503259" calcext:value-type="float">
            <text:p>24.044119503259</text:p>
          </table:table-cell>
          <table:table-cell office:value-type="float" office:value="23.5761615754348" calcext:value-type="float">
            <text:p>23.5761615754348</text:p>
          </table:table-cell>
        </table:table-row>
        <table:table-row table:style-name="ro1">
          <table:table-cell office:value-type="float" office:value="10.1470565960892" calcext:value-type="float">
            <text:p>10.1470565960892</text:p>
          </table:table-cell>
          <table:table-cell office:value-type="float" office:value="23.9072861735652" calcext:value-type="float">
            <text:p>23.9072861735652</text:p>
          </table:table-cell>
        </table:table-row>
        <table:table-row table:style-name="ro1">
          <table:table-cell office:value-type="float" office:value="17.2058741856602" calcext:value-type="float">
            <text:p>17.2058741856602</text:p>
          </table:table-cell>
          <table:table-cell office:value-type="float" office:value="24.3046387228695" calcext:value-type="float">
            <text:p>24.3046387228695</text:p>
          </table:table-cell>
        </table:table-row>
        <table:table-row table:style-name="ro1">
          <table:table-cell office:value-type="float" office:value="11.470578583053" calcext:value-type="float">
            <text:p>11.470578583053</text:p>
          </table:table-cell>
          <table:table-cell office:value-type="float" office:value="24.8344395956522" calcext:value-type="float">
            <text:p>24.8344395956522</text:p>
          </table:table-cell>
        </table:table-row>
        <table:table-row table:style-name="ro1">
          <table:table-cell office:value-type="float" office:value="22.2794151058663" calcext:value-type="float">
            <text:p>22.2794151058663</text:p>
          </table:table-cell>
          <table:table-cell office:value-type="float" office:value="25.2980163066956" calcext:value-type="float">
            <text:p>25.2980163066956</text:p>
          </table:table-cell>
        </table:table-row>
        <table:table-row table:style-name="ro1">
          <table:table-cell office:value-type="float" office:value="13.2352956026072" calcext:value-type="float">
            <text:p>13.2352956026072</text:p>
          </table:table-cell>
          <table:table-cell office:value-type="float" office:value="25.5629167430869" calcext:value-type="float">
            <text:p>25.5629167430869</text:p>
          </table:table-cell>
        </table:table-row>
        <table:table-row table:style-name="ro1">
          <table:table-cell office:value-type="float" office:value="16.9852892915265" calcext:value-type="float">
            <text:p>16.9852892915265</text:p>
          </table:table-cell>
          <table:table-cell office:value-type="float" office:value="26.2913938905217" calcext:value-type="float">
            <text:p>26.2913938905217</text:p>
          </table:table-cell>
        </table:table-row>
        <table:table-row table:style-name="ro1">
          <table:table-cell office:value-type="float" office:value="23.3823521986964" calcext:value-type="float">
            <text:p>23.3823521986964</text:p>
          </table:table-cell>
          <table:table-cell office:value-type="float" office:value="26.556294326913" calcext:value-type="float">
            <text:p>26.556294326913</text:p>
          </table:table-cell>
        </table:table-row>
        <table:table-row table:style-name="ro1">
          <table:table-cell office:value-type="float" office:value="18.7499936889193" calcext:value-type="float">
            <text:p>18.7499936889193</text:p>
          </table:table-cell>
          <table:table-cell office:value-type="float" office:value="26.8211947633043" calcext:value-type="float">
            <text:p>26.8211947633043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7.3509956360869" calcext:value-type="float">
            <text:p>27.3509956360869</text:p>
          </table:table-cell>
        </table:table-row>
        <table:table-row table:style-name="ro1">
          <table:table-cell office:value-type="float" office:value="8.38235219869639" calcext:value-type="float">
            <text:p>8.38235219869639</text:p>
          </table:table-cell>
          <table:table-cell office:value-type="float" office:value="27.7483481853913" calcext:value-type="float">
            <text:p>27.7483481853913</text:p>
          </table:table-cell>
        </table:table-row>
        <table:table-row table:style-name="ro1">
          <table:table-cell office:value-type="float" office:value="12.1323458876156" calcext:value-type="float">
            <text:p>12.1323458876156</text:p>
          </table:table-cell>
          <table:table-cell office:value-type="float" office:value="28.0794727835217" calcext:value-type="float">
            <text:p>28.0794727835217</text:p>
          </table:table-cell>
        </table:table-row>
        <table:table-row table:style-name="ro1">
          <table:table-cell office:value-type="float" office:value="6.39705028500841" calcext:value-type="float">
            <text:p>6.39705028500841</text:p>
          </table:table-cell>
          <table:table-cell office:value-type="float" office:value="28.8741740926956" calcext:value-type="float">
            <text:p>28.8741740926956</text:p>
          </table:table-cell>
        </table:table-row>
        <table:table-row table:style-name="ro1">
          <table:table-cell office:value-type="float" office:value="13.014698086312" calcext:value-type="float">
            <text:p>13.014698086312</text:p>
          </table:table-cell>
          <table:table-cell office:value-type="float" office:value="28.8741740926956" calcext:value-type="float">
            <text:p>28.8741740926956</text:p>
          </table:table-cell>
        </table:table-row>
        <table:table-row table:style-name="ro1">
          <table:table-cell office:value-type="float" office:value="5.73529560260724" calcext:value-type="float">
            <text:p>5.73529560260724</text:p>
          </table:table-cell>
          <table:table-cell office:value-type="float" office:value="29.8675516765217" calcext:value-type="float">
            <text:p>29.8675516765217</text:p>
          </table:table-cell>
        </table:table-row>
      </table:table>
      <table:table table:name="A_acti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197081087673458" calcext:value-type="float">
            <text:p>0.197081087673458</text:p>
          </table:table-cell>
          <table:table-cell office:value-type="float" office:value="3.50993362426087" calcext:value-type="float">
            <text:p>3.50993362426087</text:p>
          </table:table-cell>
        </table:table-row>
        <table:table-row table:style-name="ro1">
          <table:table-cell office:value-type="float" office:value="1.13868655210321" calcext:value-type="float">
            <text:p>1.13868655210321</text:p>
          </table:table-cell>
          <table:table-cell office:value-type="float" office:value="3.77483406065217" calcext:value-type="float">
            <text:p>3.77483406065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3708704634782" calcext:value-type="float">
            <text:p>4.43708704634782</text:p>
          </table:table-cell>
        </table:table-row>
        <table:table-row table:style-name="ro1">
          <table:table-cell office:value-type="float" office:value="0.0437962149284473" calcext:value-type="float">
            <text:p>0.0437962149284473</text:p>
          </table:table-cell>
          <table:table-cell office:value-type="float" office:value="5.69536506656522" calcext:value-type="float">
            <text:p>5.69536506656522</text:p>
          </table:table-cell>
        </table:table-row>
        <table:table-row table:style-name="ro1">
          <table:table-cell office:value-type="float" office:value="0.70073066783391" calcext:value-type="float">
            <text:p>0.70073066783391</text:p>
          </table:table-cell>
          <table:table-cell office:value-type="float" office:value="6.62251848865216" calcext:value-type="float">
            <text:p>6.62251848865216</text:p>
          </table:table-cell>
        </table:table-row>
        <table:table-row table:style-name="ro1">
          <table:table-cell office:value-type="float" office:value="0.0218987339657388" calcext:value-type="float">
            <text:p>0.0218987339657388</text:p>
          </table:table-cell>
          <table:table-cell office:value-type="float" office:value="8.01324483234783" calcext:value-type="float">
            <text:p>8.01324483234783</text:p>
          </table:table-cell>
        </table:table-row>
        <table:table-row table:style-name="ro1">
          <table:table-cell office:value-type="float" office:value="0.0218987339657388" calcext:value-type="float">
            <text:p>0.0218987339657388</text:p>
          </table:table-cell>
          <table:table-cell office:value-type="float" office:value="9.53642328895652" calcext:value-type="float">
            <text:p>9.53642328895652</text:p>
          </table:table-cell>
        </table:table-row>
        <table:table-row table:style-name="ro1">
          <table:table-cell office:value-type="float" office:value="0.197081087673458" calcext:value-type="float">
            <text:p>0.197081087673458</text:p>
          </table:table-cell>
          <table:table-cell office:value-type="float" office:value="10.7947013091739" calcext:value-type="float">
            <text:p>10.7947013091739</text:p>
          </table:table-cell>
        </table:table-row>
        <table:table-row table:style-name="ro1">
          <table:table-cell office:value-type="float" office:value="0.240876049598873" calcext:value-type="float">
            <text:p>0.240876049598873</text:p>
          </table:table-cell>
          <table:table-cell office:value-type="float" office:value="11.920531005913" calcext:value-type="float">
            <text:p>11.920531005913</text:p>
          </table:table-cell>
        </table:table-row>
        <table:table-row table:style-name="ro1">
          <table:table-cell office:value-type="float" office:value="1.31386890581093" calcext:value-type="float">
            <text:p>1.31386890581093</text:p>
          </table:table-cell>
          <table:table-cell office:value-type="float" office:value="12.9801327514783" calcext:value-type="float">
            <text:p>12.9801327514783</text:p>
          </table:table-cell>
        </table:table-row>
        <table:table-row table:style-name="ro1">
          <table:table-cell office:value-type="float" office:value="0.284672264527318" calcext:value-type="float">
            <text:p>0.284672264527318</text:p>
          </table:table-cell>
          <table:table-cell office:value-type="float" office:value="13.4437094625217" calcext:value-type="float">
            <text:p>13.4437094625217</text:p>
          </table:table-cell>
        </table:table-row>
        <table:table-row table:style-name="ro1">
          <table:table-cell office:value-type="float" office:value="0.941606717432782" calcext:value-type="float">
            <text:p>0.941606717432782</text:p>
          </table:table-cell>
          <table:table-cell office:value-type="float" office:value="13.9735103353043" calcext:value-type="float">
            <text:p>13.9735103353043</text:p>
          </table:table-cell>
        </table:table-row>
        <table:table-row table:style-name="ro1">
          <table:table-cell office:value-type="float" office:value="0.218978568636164" calcext:value-type="float">
            <text:p>0.218978568636164</text:p>
          </table:table-cell>
          <table:table-cell office:value-type="float" office:value="14.4370870463478" calcext:value-type="float">
            <text:p>14.4370870463478</text:p>
          </table:table-cell>
        </table:table-row>
        <table:table-row table:style-name="ro1">
          <table:table-cell office:value-type="float" office:value="0.963504198395488" calcext:value-type="float">
            <text:p>0.963504198395488</text:p>
          </table:table-cell>
          <table:table-cell office:value-type="float" office:value="14.9006637573913" calcext:value-type="float">
            <text:p>14.9006637573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6953650665652" calcext:value-type="float">
            <text:p>15.6953650665652</text:p>
          </table:table-cell>
        </table:table-row>
        <table:table-row table:style-name="ro1">
          <table:table-cell office:value-type="float" office:value="0.503650833163482" calcext:value-type="float">
            <text:p>0.503650833163482</text:p>
          </table:table-cell>
          <table:table-cell office:value-type="float" office:value="16.291390101087" calcext:value-type="float">
            <text:p>16.291390101087</text:p>
          </table:table-cell>
        </table:table-row>
        <table:table-row table:style-name="ro1">
          <table:table-cell office:value-type="float" office:value="0.0218987339657388" calcext:value-type="float">
            <text:p>0.0218987339657388</text:p>
          </table:table-cell>
          <table:table-cell office:value-type="float" office:value="16.6887426503913" calcext:value-type="float">
            <text:p>16.6887426503913</text:p>
          </table:table-cell>
        </table:table-row>
        <table:table-row table:style-name="ro1">
          <table:table-cell office:value-type="float" office:value="1.51094999348438" calcext:value-type="float">
            <text:p>1.51094999348438</text:p>
          </table:table-cell>
          <table:table-cell office:value-type="float" office:value="17.3509956360869" calcext:value-type="float">
            <text:p>17.3509956360869</text:p>
          </table:table-cell>
        </table:table-row>
        <table:table-row table:style-name="ro1">
          <table:table-cell office:value-type="float" office:value="0.897810502504336" calcext:value-type="float">
            <text:p>0.897810502504336</text:p>
          </table:table-cell>
          <table:table-cell office:value-type="float" office:value="17.8145723471304" calcext:value-type="float">
            <text:p>17.8145723471304</text:p>
          </table:table-cell>
        </table:table-row>
        <table:table-row table:style-name="ro1">
          <table:table-cell office:value-type="float" office:value="1.99270209268213" calcext:value-type="float">
            <text:p>1.99270209268213</text:p>
          </table:table-cell>
          <table:table-cell office:value-type="float" office:value="18.0794727835217" calcext:value-type="float">
            <text:p>18.0794727835217</text:p>
          </table:table-cell>
        </table:table-row>
        <table:table-row table:style-name="ro1">
          <table:table-cell office:value-type="float" office:value="0.591242010017343" calcext:value-type="float">
            <text:p>0.591242010017343</text:p>
          </table:table-cell>
          <table:table-cell office:value-type="float" office:value="18.4768215433913" calcext:value-type="float">
            <text:p>18.4768215433913</text:p>
          </table:table-cell>
        </table:table-row>
        <table:table-row table:style-name="ro1">
          <table:table-cell office:value-type="float" office:value="1.37956260170208" calcext:value-type="float">
            <text:p>1.37956260170208</text:p>
          </table:table-cell>
          <table:table-cell office:value-type="float" office:value="18.8741740926956" calcext:value-type="float">
            <text:p>18.8741740926956</text:p>
          </table:table-cell>
        </table:table-row>
        <table:table-row table:style-name="ro1">
          <table:table-cell office:value-type="float" office:value="0.788321844687768" calcext:value-type="float">
            <text:p>0.788321844687768</text:p>
          </table:table-cell>
          <table:table-cell office:value-type="float" office:value="19.2052986908261" calcext:value-type="float">
            <text:p>19.2052986908261</text:p>
          </table:table-cell>
        </table:table-row>
        <table:table-row table:style-name="ro1">
          <table:table-cell office:value-type="float" office:value="1.59854117033825" calcext:value-type="float">
            <text:p>1.59854117033825</text:p>
          </table:table-cell>
          <table:table-cell office:value-type="float" office:value="20.3311283875652" calcext:value-type="float">
            <text:p>20.3311283875652</text:p>
          </table:table-cell>
        </table:table-row>
        <table:table-row table:style-name="ro1">
          <table:table-cell office:value-type="float" office:value="0.284672264527318" calcext:value-type="float">
            <text:p>0.284672264527318</text:p>
          </table:table-cell>
          <table:table-cell office:value-type="float" office:value="21.3245059713913" calcext:value-type="float">
            <text:p>21.3245059713913</text:p>
          </table:table-cell>
        </table:table-row>
        <table:table-row table:style-name="ro1">
          <table:table-cell office:value-type="float" office:value="0.437957137272331" calcext:value-type="float">
            <text:p>0.437957137272331</text:p>
          </table:table-cell>
          <table:table-cell office:value-type="float" office:value="22.2516556040435" calcext:value-type="float">
            <text:p>22.2516556040435</text:p>
          </table:table-cell>
        </table:table-row>
        <table:table-row table:style-name="ro1">
          <table:table-cell office:value-type="float" office:value="1.40146008266479" calcext:value-type="float">
            <text:p>1.40146008266479</text:p>
          </table:table-cell>
          <table:table-cell office:value-type="float" office:value="22.9801327514783" calcext:value-type="float">
            <text:p>22.9801327514783</text:p>
          </table:table-cell>
        </table:table-row>
        <table:table-row table:style-name="ro1">
          <table:table-cell office:value-type="float" office:value="0.306569745490025" calcext:value-type="float">
            <text:p>0.306569745490025</text:p>
          </table:table-cell>
          <table:table-cell office:value-type="float" office:value="23.708609898913" calcext:value-type="float">
            <text:p>23.708609898913</text:p>
          </table:table-cell>
        </table:table-row>
        <table:table-row table:style-name="ro1">
          <table:table-cell office:value-type="float" office:value="1.16058528606895" calcext:value-type="float">
            <text:p>1.16058528606895</text:p>
          </table:table-cell>
          <table:table-cell office:value-type="float" office:value="24.4370870463478" calcext:value-type="float">
            <text:p>24.4370870463478</text:p>
          </table:table-cell>
        </table:table-row>
        <table:table-row table:style-name="ro1">
          <table:table-cell office:value-type="float" office:value="1.75182604308326" calcext:value-type="float">
            <text:p>1.75182604308326</text:p>
          </table:table-cell>
          <table:table-cell office:value-type="float" office:value="24.9668879191304" calcext:value-type="float">
            <text:p>24.9668879191304</text:p>
          </table:table-cell>
        </table:table-row>
        <table:table-row table:style-name="ro1">
          <table:table-cell office:value-type="float" office:value="0.503650833163482" calcext:value-type="float">
            <text:p>0.503650833163482</text:p>
          </table:table-cell>
          <table:table-cell office:value-type="float" office:value="25.5629167430869" calcext:value-type="float">
            <text:p>25.5629167430869</text:p>
          </table:table-cell>
        </table:table-row>
        <table:table-row table:style-name="ro1">
          <table:table-cell office:value-type="float" office:value="2.25547562324371" calcext:value-type="float">
            <text:p>2.25547562324371</text:p>
          </table:table-cell>
          <table:table-cell office:value-type="float" office:value="25.8278171794782" calcext:value-type="float">
            <text:p>25.8278171794782</text:p>
          </table:table-cell>
        </table:table-row>
        <table:table-row table:style-name="ro1">
          <table:table-cell office:value-type="float" office:value="1.46715377855594" calcext:value-type="float">
            <text:p>1.46715377855594</text:p>
          </table:table-cell>
          <table:table-cell office:value-type="float" office:value="26.2251659393478" calcext:value-type="float">
            <text:p>26.2251659393478</text:p>
          </table:table-cell>
        </table:table-row>
        <table:table-row table:style-name="ro1">
          <table:table-cell office:value-type="float" office:value="1.88321218186253" calcext:value-type="float">
            <text:p>1.88321218186253</text:p>
          </table:table-cell>
          <table:table-cell office:value-type="float" office:value="26.423842214" calcext:value-type="float">
            <text:p>26.423842214</text:p>
          </table:table-cell>
        </table:table-row>
        <table:table-row table:style-name="ro1">
          <table:table-cell office:value-type="float" office:value="1.18248276703165" calcext:value-type="float">
            <text:p>1.18248276703165</text:p>
          </table:table-cell>
          <table:table-cell office:value-type="float" office:value="26.8211947633043" calcext:value-type="float">
            <text:p>26.8211947633043</text:p>
          </table:table-cell>
        </table:table-row>
        <table:table-row table:style-name="ro1">
          <table:table-cell office:value-type="float" office:value="2.233578142281" calcext:value-type="float">
            <text:p>2.233578142281</text:p>
          </table:table-cell>
          <table:table-cell office:value-type="float" office:value="27.483447749" calcext:value-type="float">
            <text:p>27.483447749</text:p>
          </table:table-cell>
        </table:table-row>
        <table:table-row table:style-name="ro1">
          <table:table-cell office:value-type="float" office:value="1.02919789428664" calcext:value-type="float">
            <text:p>1.02919789428664</text:p>
          </table:table-cell>
          <table:table-cell office:value-type="float" office:value="28.0132486217826" calcext:value-type="float">
            <text:p>28.0132486217826</text:p>
          </table:table-cell>
        </table:table-row>
        <table:table-row table:style-name="ro1">
          <table:table-cell office:value-type="float" office:value="1.79562100500867" calcext:value-type="float">
            <text:p>1.79562100500867</text:p>
          </table:table-cell>
          <table:table-cell office:value-type="float" office:value="28.4768215433913" calcext:value-type="float">
            <text:p>28.4768215433913</text:p>
          </table:table-cell>
        </table:table-row>
        <table:table-row table:style-name="ro1">
          <table:table-cell office:value-type="float" office:value="0.722628148796616" calcext:value-type="float">
            <text:p>0.722628148796616</text:p>
          </table:table-cell>
          <table:table-cell office:value-type="float" office:value="29.0728465779131" calcext:value-type="float">
            <text:p>29.0728465779131</text:p>
          </table:table-cell>
        </table:table-row>
        <table:table-row table:style-name="ro1">
          <table:table-cell office:value-type="float" office:value="1.22627772895707" calcext:value-type="float">
            <text:p>1.22627772895707</text:p>
          </table:table-cell>
          <table:table-cell office:value-type="float" office:value="29.3377508037391" calcext:value-type="float">
            <text:p>29.3377508037391</text:p>
          </table:table-cell>
        </table:table-row>
        <table:table-row table:style-name="ro1">
          <table:table-cell office:value-type="float" office:value="0.0218987339657388" calcext:value-type="float">
            <text:p>0.0218987339657388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F_obli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447761997079194" calcext:value-type="float">
            <text:p>0.447761997079194</text:p>
          </table:table-cell>
          <table:table-cell office:value-type="float" office:value="3.50993362426087" calcext:value-type="float">
            <text:p>3.50993362426087</text:p>
          </table:table-cell>
        </table:table-row>
        <table:table-row table:style-name="ro1">
          <table:table-cell office:value-type="float" office:value="0.201492001947202" calcext:value-type="float">
            <text:p>0.201492001947202</text:p>
          </table:table-cell>
          <table:table-cell office:value-type="float" office:value="4.17218660995651" calcext:value-type="float">
            <text:p>4.17218660995651</text:p>
          </table:table-cell>
        </table:table-row>
        <table:table-row table:style-name="ro1">
          <table:table-cell office:value-type="float" office:value="0.425374281541705" calcext:value-type="float">
            <text:p>0.425374281541705</text:p>
          </table:table-cell>
          <table:table-cell office:value-type="float" office:value="4.96688791913043" calcext:value-type="float">
            <text:p>4.96688791913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6026550295651" calcext:value-type="float">
            <text:p>5.96026550295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1854352317391" calcext:value-type="float">
            <text:p>7.21854352317391</text:p>
          </table:table-cell>
        </table:table-row>
        <table:table-row table:style-name="ro1">
          <table:table-cell office:value-type="float" office:value="0.649253999026397" calcext:value-type="float">
            <text:p>0.649253999026397</text:p>
          </table:table-cell>
          <table:table-cell office:value-type="float" office:value="7.74834439595652" calcext:value-type="float">
            <text:p>7.74834439595652</text:p>
          </table:table-cell>
        </table:table-row>
        <table:table-row table:style-name="ro1">
          <table:table-cell office:value-type="float" office:value="0.223879717484691" calcext:value-type="float">
            <text:p>0.223879717484691</text:p>
          </table:table-cell>
          <table:table-cell office:value-type="float" office:value="8.27814526873913" calcext:value-type="float">
            <text:p>8.27814526873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0927365630433" calcext:value-type="float">
            <text:p>8.60927365630433</text:p>
          </table:table-cell>
        </table:table-row>
        <table:table-row table:style-name="ro1">
          <table:table-cell office:value-type="float" office:value="0.201492001947202" calcext:value-type="float">
            <text:p>0.201492001947202</text:p>
          </table:table-cell>
          <table:table-cell office:value-type="float" office:value="9.73509956360869" calcext:value-type="float">
            <text:p>9.73509956360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635767110435" calcext:value-type="float">
            <text:p>10.4635767110435</text:p>
          </table:table-cell>
        </table:table-row>
        <table:table-row table:style-name="ro1">
          <table:table-cell office:value-type="float" office:value="0.246267433022178" calcext:value-type="float">
            <text:p>0.246267433022178</text:p>
          </table:table-cell>
          <table:table-cell office:value-type="float" office:value="11.0596017455652" calcext:value-type="float">
            <text:p>11.0596017455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543068441739" calcext:value-type="float">
            <text:p>11.8543068441739</text:p>
          </table:table-cell>
        </table:table-row>
        <table:table-row table:style-name="ro1">
          <table:table-cell office:value-type="float" office:value="0.425374281541705" calcext:value-type="float">
            <text:p>0.425374281541705</text:p>
          </table:table-cell>
          <table:table-cell office:value-type="float" office:value="12.2516556040435" calcext:value-type="float">
            <text:p>12.2516556040435</text:p>
          </table:table-cell>
        </table:table-row>
        <table:table-row table:style-name="ro1">
          <table:table-cell office:value-type="float" office:value="0.604478567951423" calcext:value-type="float">
            <text:p>0.604478567951423</text:p>
          </table:table-cell>
          <table:table-cell office:value-type="float" office:value="12.9801327514783" calcext:value-type="float">
            <text:p>12.9801327514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9735103353043" calcext:value-type="float">
            <text:p>13.9735103353043</text:p>
          </table:table-cell>
        </table:table-row>
        <table:table-row table:style-name="ro1">
          <table:table-cell office:value-type="float" office:value="0.179104286409715" calcext:value-type="float">
            <text:p>0.179104286409715</text:p>
          </table:table-cell>
          <table:table-cell office:value-type="float" office:value="14.7019874827391" calcext:value-type="float">
            <text:p>14.7019874827391</text:p>
          </table:table-cell>
        </table:table-row>
        <table:table-row table:style-name="ro1">
          <table:table-cell office:value-type="float" office:value="0.649253999026397" calcext:value-type="float">
            <text:p>0.649253999026397</text:p>
          </table:table-cell>
          <table:table-cell office:value-type="float" office:value="15.3642404684348" calcext:value-type="float">
            <text:p>15.3642404684348</text:p>
          </table:table-cell>
        </table:table-row>
        <table:table-row table:style-name="ro1">
          <table:table-cell office:value-type="float" office:value="0.223879717484691" calcext:value-type="float">
            <text:p>0.223879717484691</text:p>
          </table:table-cell>
          <table:table-cell office:value-type="float" office:value="16.0927176158696" calcext:value-type="float">
            <text:p>16.0927176158696</text:p>
          </table:table-cell>
        </table:table-row>
        <table:table-row table:style-name="ro1">
          <table:table-cell office:value-type="float" office:value="0.940299425233365" calcext:value-type="float">
            <text:p>0.940299425233365</text:p>
          </table:table-cell>
          <table:table-cell office:value-type="float" office:value="16.423842214" calcext:value-type="float">
            <text:p>16.423842214</text:p>
          </table:table-cell>
        </table:table-row>
        <table:table-row table:style-name="ro1">
          <table:table-cell office:value-type="float" office:value="0.447761997079194" calcext:value-type="float">
            <text:p>0.447761997079194</text:p>
          </table:table-cell>
          <table:table-cell office:value-type="float" office:value="17.0198672485218" calcext:value-type="float">
            <text:p>17.0198672485218</text:p>
          </table:table-cell>
        </table:table-row>
        <table:table-row table:style-name="ro1">
          <table:table-cell office:value-type="float" office:value="2.50746257184583" calcext:value-type="float">
            <text:p>2.50746257184583</text:p>
          </table:table-cell>
          <table:table-cell office:value-type="float" office:value="17.284767684913" calcext:value-type="float">
            <text:p>17.284767684913</text:p>
          </table:table-cell>
        </table:table-row>
        <table:table-row table:style-name="ro1">
          <table:table-cell office:value-type="float" office:value="0.649253999026397" calcext:value-type="float">
            <text:p>0.649253999026397</text:p>
          </table:table-cell>
          <table:table-cell office:value-type="float" office:value="17.8145723471304" calcext:value-type="float">
            <text:p>17.8145723471304</text:p>
          </table:table-cell>
        </table:table-row>
        <table:table-row table:style-name="ro1">
          <table:table-cell office:value-type="float" office:value="1.92537171943189" calcext:value-type="float">
            <text:p>1.92537171943189</text:p>
          </table:table-cell>
          <table:table-cell office:value-type="float" office:value="17.9470206706087" calcext:value-type="float">
            <text:p>17.9470206706087</text:p>
          </table:table-cell>
        </table:table-row>
        <table:table-row table:style-name="ro1">
          <table:table-cell office:value-type="float" office:value="0.761195138823649" calcext:value-type="float">
            <text:p>0.761195138823649</text:p>
          </table:table-cell>
          <table:table-cell office:value-type="float" office:value="18.5430494945652" calcext:value-type="float">
            <text:p>18.5430494945652</text:p>
          </table:table-cell>
        </table:table-row>
        <table:table-row table:style-name="ro1">
          <table:table-cell office:value-type="float" office:value="2.48507485630834" calcext:value-type="float">
            <text:p>2.48507485630834</text:p>
          </table:table-cell>
          <table:table-cell office:value-type="float" office:value="18.9403982544348" calcext:value-type="float">
            <text:p>18.9403982544348</text:p>
          </table:table-cell>
        </table:table-row>
        <table:table-row table:style-name="ro1">
          <table:table-cell office:value-type="float" office:value="0.716417145638862" calcext:value-type="float">
            <text:p>0.716417145638862</text:p>
          </table:table-cell>
          <table:table-cell office:value-type="float" office:value="19.6688754018696" calcext:value-type="float">
            <text:p>19.6688754018696</text:p>
          </table:table-cell>
        </table:table-row>
        <table:table-row table:style-name="ro1">
          <table:table-cell office:value-type="float" office:value="1.36567114466526" calcext:value-type="float">
            <text:p>1.36567114466526</text:p>
          </table:table-cell>
          <table:table-cell office:value-type="float" office:value="20.3311283875652" calcext:value-type="float">
            <text:p>20.3311283875652</text:p>
          </table:table-cell>
        </table:table-row>
        <table:table-row table:style-name="ro1">
          <table:table-cell office:value-type="float" office:value="1.18656685825555" calcext:value-type="float">
            <text:p>1.18656685825555</text:p>
          </table:table-cell>
          <table:table-cell office:value-type="float" office:value="20.9933775838261" calcext:value-type="float">
            <text:p>20.9933775838261</text:p>
          </table:table-cell>
        </table:table-row>
        <table:table-row table:style-name="ro1">
          <table:table-cell office:value-type="float" office:value="1.47761228446251" calcext:value-type="float">
            <text:p>1.47761228446251</text:p>
          </table:table-cell>
          <table:table-cell office:value-type="float" office:value="21.5231822460435" calcext:value-type="float">
            <text:p>21.5231822460435</text:p>
          </table:table-cell>
        </table:table-row>
        <table:table-row table:style-name="ro1">
          <table:table-cell office:value-type="float" office:value="0.223879717484691" calcext:value-type="float">
            <text:p>0.223879717484691</text:p>
          </table:table-cell>
          <table:table-cell office:value-type="float" office:value="22.4503318786956" calcext:value-type="float">
            <text:p>22.4503318786956</text:p>
          </table:table-cell>
        </table:table-row>
        <table:table-row table:style-name="ro1">
          <table:table-cell office:value-type="float" office:value="1.05223800292081" calcext:value-type="float">
            <text:p>1.05223800292081</text:p>
          </table:table-cell>
          <table:table-cell office:value-type="float" office:value="23.3774853007826" calcext:value-type="float">
            <text:p>23.3774853007826</text:p>
          </table:table-cell>
        </table:table-row>
        <table:table-row table:style-name="ro1">
          <table:table-cell office:value-type="float" office:value="0.649253999026397" calcext:value-type="float">
            <text:p>0.649253999026397</text:p>
          </table:table-cell>
          <table:table-cell office:value-type="float" office:value="23.9072861735652" calcext:value-type="float">
            <text:p>23.9072861735652</text:p>
          </table:table-cell>
        </table:table-row>
        <table:table-row table:style-name="ro1">
          <table:table-cell office:value-type="float" office:value="1.16417914271806" calcext:value-type="float">
            <text:p>1.16417914271806</text:p>
          </table:table-cell>
          <table:table-cell office:value-type="float" office:value="24.1721866099565" calcext:value-type="float">
            <text:p>24.1721866099565</text:p>
          </table:table-cell>
        </table:table-row>
        <table:table-row table:style-name="ro1">
          <table:table-cell office:value-type="float" office:value="0.223879717484691" calcext:value-type="float">
            <text:p>0.223879717484691</text:p>
          </table:table-cell>
          <table:table-cell office:value-type="float" office:value="25.0331158703043" calcext:value-type="float">
            <text:p>25.0331158703043</text:p>
          </table:table-cell>
        </table:table-row>
        <table:table-row table:style-name="ro1">
          <table:table-cell office:value-type="float" office:value="1.23134228933052" calcext:value-type="float">
            <text:p>1.23134228933052</text:p>
          </table:table-cell>
          <table:table-cell office:value-type="float" office:value="25.3642404684348" calcext:value-type="float">
            <text:p>25.3642404684348</text:p>
          </table:table-cell>
        </table:table-row>
        <table:table-row table:style-name="ro1">
          <table:table-cell office:value-type="float" office:value="0.649253999026397" calcext:value-type="float">
            <text:p>0.649253999026397</text:p>
          </table:table-cell>
          <table:table-cell office:value-type="float" office:value="25.5629167430869" calcext:value-type="float">
            <text:p>25.5629167430869</text:p>
          </table:table-cell>
        </table:table-row>
        <table:table-row table:style-name="ro1">
          <table:table-cell office:value-type="float" office:value="1.67910428640972" calcext:value-type="float">
            <text:p>1.67910428640972</text:p>
          </table:table-cell>
          <table:table-cell office:value-type="float" office:value="26.8211947633043" calcext:value-type="float">
            <text:p>26.8211947633043</text:p>
          </table:table-cell>
        </table:table-row>
        <table:table-row table:style-name="ro1">
          <table:table-cell office:value-type="float" office:value="0.447761997079194" calcext:value-type="float">
            <text:p>0.447761997079194</text:p>
          </table:table-cell>
          <table:table-cell office:value-type="float" office:value="27.2185435231739" calcext:value-type="float">
            <text:p>27.218543523173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7.483447749" calcext:value-type="float">
            <text:p>27.483447749</text:p>
          </table:table-cell>
        </table:table-row>
        <table:table-row table:style-name="ro1">
          <table:table-cell office:value-type="float" office:value="0.201492001947202" calcext:value-type="float">
            <text:p>0.201492001947202</text:p>
          </table:table-cell>
          <table:table-cell office:value-type="float" office:value="28.0794727835217" calcext:value-type="float">
            <text:p>28.0794727835217</text:p>
          </table:table-cell>
        </table:table-row>
        <table:table-row table:style-name="ro1">
          <table:table-cell office:value-type="float" office:value="1.2985079980528" calcext:value-type="float">
            <text:p>1.2985079980528</text:p>
          </table:table-cell>
          <table:table-cell office:value-type="float" office:value="28.4105973816522" calcext:value-type="float">
            <text:p>28.4105973816522</text:p>
          </table:table-cell>
        </table:table-row>
        <table:table-row table:style-name="ro1">
          <table:table-cell office:value-type="float" office:value="0.223879717484691" calcext:value-type="float">
            <text:p>0.223879717484691</text:p>
          </table:table-cell>
          <table:table-cell office:value-type="float" office:value="29.271526642" calcext:value-type="float">
            <text:p>29.271526642</text:p>
          </table:table-cell>
        </table:table-row>
        <table:table-row table:style-name="ro1">
          <table:table-cell office:value-type="float" office:value="0.985074856308341" calcext:value-type="float">
            <text:p>0.985074856308341</text:p>
          </table:table-cell>
          <table:table-cell office:value-type="float" office:value="29.9337758382609" calcext:value-type="float">
            <text:p>29.9337758382609</text:p>
          </table:table-cell>
        </table:table-row>
      </table:table>
      <table:table table:name="F_cu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.22222391764323" calcext:value-type="float">
            <text:p>3.22222391764323</text:p>
          </table:table-cell>
          <table:table-cell office:value-type="float" office:value="3.50993362426087" calcext:value-type="float">
            <text:p>3.50993362426087</text:p>
          </table:table-cell>
        </table:table-row>
        <table:table-row table:style-name="ro1">
          <table:table-cell office:value-type="float" office:value="0.999997456868494" calcext:value-type="float">
            <text:p>0.999997456868494</text:p>
          </table:table-cell>
          <table:table-cell office:value-type="float" office:value="3.84105822239132" calcext:value-type="float">
            <text:p>3.84105822239132</text:p>
          </table:table-cell>
        </table:table-row>
        <table:table-row table:style-name="ro1">
          <table:table-cell office:value-type="float" office:value="2.00000762939454" calcext:value-type="float">
            <text:p>2.00000762939454</text:p>
          </table:table-cell>
          <table:table-cell office:value-type="float" office:value="4.43708704634782" calcext:value-type="float">
            <text:p>4.43708704634782</text:p>
          </table:table-cell>
        </table:table-row>
        <table:table-row table:style-name="ro1">
          <table:table-cell office:value-type="float" office:value="0.111109415690122" calcext:value-type="float">
            <text:p>0.111109415690122</text:p>
          </table:table-cell>
          <table:table-cell office:value-type="float" office:value="4.8344358062174" calcext:value-type="float">
            <text:p>4.8344358062174</text:p>
          </table:table-cell>
        </table:table-row>
        <table:table-row table:style-name="ro1">
          <table:table-cell office:value-type="float" office:value="0.888888041178396" calcext:value-type="float">
            <text:p>0.888888041178396</text:p>
          </table:table-cell>
          <table:table-cell office:value-type="float" office:value="6.15894177760868" calcext:value-type="float">
            <text:p>6.15894177760868</text:p>
          </table:table-cell>
        </table:table-row>
        <table:table-row table:style-name="ro1">
          <table:table-cell office:value-type="float" office:value="2.33333587646486" calcext:value-type="float">
            <text:p>2.33333587646486</text:p>
          </table:table-cell>
          <table:table-cell office:value-type="float" office:value="6.82119097386958" calcext:value-type="float">
            <text:p>6.82119097386958</text:p>
          </table:table-cell>
        </table:table-row>
        <table:table-row table:style-name="ro1">
          <table:table-cell office:value-type="float" office:value="1.77777608235677" calcext:value-type="float">
            <text:p>1.77777608235677</text:p>
          </table:table-cell>
          <table:table-cell office:value-type="float" office:value="7.54966812130435" calcext:value-type="float">
            <text:p>7.54966812130435</text:p>
          </table:table-cell>
        </table:table-row>
        <table:table-row table:style-name="ro1">
          <table:table-cell office:value-type="float" office:value="3.11111450195313" calcext:value-type="float">
            <text:p>3.11111450195313</text:p>
          </table:table-cell>
          <table:table-cell office:value-type="float" office:value="9.07284657791306" calcext:value-type="float">
            <text:p>9.07284657791306</text:p>
          </table:table-cell>
        </table:table-row>
        <table:table-row table:style-name="ro1">
          <table:table-cell office:value-type="float" office:value="1.22222900390626" calcext:value-type="float">
            <text:p>1.22222900390626</text:p>
          </table:table-cell>
          <table:table-cell office:value-type="float" office:value="9.20529869082608" calcext:value-type="float">
            <text:p>9.20529869082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6755167652173" calcext:value-type="float">
            <text:p>9.86755167652173</text:p>
          </table:table-cell>
        </table:table-row>
        <table:table-row table:style-name="ro1">
          <table:table-cell office:value-type="float" office:value="1.22222900390626" calcext:value-type="float">
            <text:p>1.22222900390626</text:p>
          </table:table-cell>
          <table:table-cell office:value-type="float" office:value="10.9933775838261" calcext:value-type="float">
            <text:p>10.9933775838261</text:p>
          </table:table-cell>
        </table:table-row>
        <table:table-row table:style-name="ro1">
          <table:table-cell office:value-type="float" office:value="0.444450378417978" calcext:value-type="float">
            <text:p>0.444450378417978</text:p>
          </table:table-cell>
          <table:table-cell office:value-type="float" office:value="11.8543068441739" calcext:value-type="float">
            <text:p>11.8543068441739</text:p>
          </table:table-cell>
        </table:table-row>
        <table:table-row table:style-name="ro1">
          <table:table-cell office:value-type="float" office:value="4.8888905843099" calcext:value-type="float">
            <text:p>4.8888905843099</text:p>
          </table:table-cell>
          <table:table-cell office:value-type="float" office:value="11.9867551676522" calcext:value-type="float">
            <text:p>11.9867551676522</text:p>
          </table:table-cell>
        </table:table-row>
        <table:table-row table:style-name="ro1">
          <table:table-cell office:value-type="float" office:value="2.77777353922526" calcext:value-type="float">
            <text:p>2.77777353922526</text:p>
          </table:table-cell>
          <table:table-cell office:value-type="float" office:value="12.6490081533478" calcext:value-type="float">
            <text:p>12.6490081533478</text:p>
          </table:table-cell>
        </table:table-row>
        <table:table-row table:style-name="ro1">
          <table:table-cell office:value-type="float" office:value="4.33333079020182" calcext:value-type="float">
            <text:p>4.33333079020182</text:p>
          </table:table-cell>
          <table:table-cell office:value-type="float" office:value="13.3112573496087" calcext:value-type="float">
            <text:p>13.3112573496087</text:p>
          </table:table-cell>
        </table:table-row>
        <table:table-row table:style-name="ro1">
          <table:table-cell office:value-type="float" office:value="1.44444783528646" calcext:value-type="float">
            <text:p>1.44444783528646</text:p>
          </table:table-cell>
          <table:table-cell office:value-type="float" office:value="13.9072861735652" calcext:value-type="float">
            <text:p>13.9072861735652</text:p>
          </table:table-cell>
        </table:table-row>
        <table:table-row table:style-name="ro1">
          <table:table-cell office:value-type="float" office:value="4.0000025431315" calcext:value-type="float">
            <text:p>4.0000025431315</text:p>
          </table:table-cell>
          <table:table-cell office:value-type="float" office:value="14.7019874827391" calcext:value-type="float">
            <text:p>14.7019874827391</text:p>
          </table:table-cell>
        </table:table-row>
        <table:table-row table:style-name="ro1">
          <table:table-cell office:value-type="float" office:value="1.33333841959636" calcext:value-type="float">
            <text:p>1.33333841959636</text:p>
          </table:table-cell>
          <table:table-cell office:value-type="float" office:value="15.1655641937826" calcext:value-type="float">
            <text:p>15.1655641937826</text:p>
          </table:table-cell>
        </table:table-row>
        <table:table-row table:style-name="ro1">
          <table:table-cell office:value-type="float" office:value="3.55555216471355" calcext:value-type="float">
            <text:p>3.55555216471355</text:p>
          </table:table-cell>
          <table:table-cell office:value-type="float" office:value="15.6953650665652" calcext:value-type="float">
            <text:p>15.6953650665652</text:p>
          </table:table-cell>
        </table:table-row>
        <table:table-row table:style-name="ro1">
          <table:table-cell office:value-type="float" office:value="5.33334096272786" calcext:value-type="float">
            <text:p>5.33334096272786</text:p>
          </table:table-cell>
          <table:table-cell office:value-type="float" office:value="16.0927176158696" calcext:value-type="float">
            <text:p>16.0927176158696</text:p>
          </table:table-cell>
        </table:table-row>
        <table:table-row table:style-name="ro1">
          <table:table-cell office:value-type="float" office:value="7.33333587646483" calcext:value-type="float">
            <text:p>7.33333587646483</text:p>
          </table:table-cell>
          <table:table-cell office:value-type="float" office:value="16.2251659393478" calcext:value-type="float">
            <text:p>16.2251659393478</text:p>
          </table:table-cell>
        </table:table-row>
        <table:table-row table:style-name="ro1">
          <table:table-cell office:value-type="float" office:value="5.33334096272786" calcext:value-type="float">
            <text:p>5.33334096272786</text:p>
          </table:table-cell>
          <table:table-cell office:value-type="float" office:value="16.9536430867826" calcext:value-type="float">
            <text:p>16.9536430867826</text:p>
          </table:table-cell>
        </table:table-row>
        <table:table-row table:style-name="ro1">
          <table:table-cell office:value-type="float" office:value="12.1111170450846" calcext:value-type="float">
            <text:p>12.1111170450846</text:p>
          </table:table-cell>
          <table:table-cell office:value-type="float" office:value="17.5496719107391" calcext:value-type="float">
            <text:p>17.5496719107391</text:p>
          </table:table-cell>
        </table:table-row>
        <table:table-row table:style-name="ro1">
          <table:table-cell office:value-type="float" office:value="5.33334096272786" calcext:value-type="float">
            <text:p>5.33334096272786</text:p>
          </table:table-cell>
          <table:table-cell office:value-type="float" office:value="18.0132448323478" calcext:value-type="float">
            <text:p>18.0132448323478</text:p>
          </table:table-cell>
        </table:table-row>
        <table:table-row table:style-name="ro1">
          <table:table-cell office:value-type="float" office:value="9.66667175292968" calcext:value-type="float">
            <text:p>9.66667175292968</text:p>
          </table:table-cell>
          <table:table-cell office:value-type="float" office:value="18.2781452687391" calcext:value-type="float">
            <text:p>18.2781452687391</text:p>
          </table:table-cell>
        </table:table-row>
        <table:table-row table:style-name="ro1">
          <table:table-cell office:value-type="float" office:value="5.55555979410809" calcext:value-type="float">
            <text:p>5.55555979410809</text:p>
          </table:table-cell>
          <table:table-cell office:value-type="float" office:value="18.8741740926956" calcext:value-type="float">
            <text:p>18.8741740926956</text:p>
          </table:table-cell>
        </table:table-row>
        <table:table-row table:style-name="ro1">
          <table:table-cell office:value-type="float" office:value="10.3333409627279" calcext:value-type="float">
            <text:p>10.3333409627279</text:p>
          </table:table-cell>
          <table:table-cell office:value-type="float" office:value="19.0728503673478" calcext:value-type="float">
            <text:p>19.0728503673478</text:p>
          </table:table-cell>
        </table:table-row>
        <table:table-row table:style-name="ro1">
          <table:table-cell office:value-type="float" office:value="8.77778371175131" calcext:value-type="float">
            <text:p>8.77778371175131</text:p>
          </table:table-cell>
          <table:table-cell office:value-type="float" office:value="19.7350995636087" calcext:value-type="float">
            <text:p>19.7350995636087</text:p>
          </table:table-cell>
        </table:table-row>
        <table:table-row table:style-name="ro1">
          <table:table-cell office:value-type="float" office:value="7.44444529215495" calcext:value-type="float">
            <text:p>7.44444529215495</text:p>
          </table:table-cell>
          <table:table-cell office:value-type="float" office:value="20.9933775838261" calcext:value-type="float">
            <text:p>20.9933775838261</text:p>
          </table:table-cell>
        </table:table-row>
        <table:table-row table:style-name="ro1">
          <table:table-cell office:value-type="float" office:value="12.7777735392252" calcext:value-type="float">
            <text:p>12.7777735392252</text:p>
          </table:table-cell>
          <table:table-cell office:value-type="float" office:value="21.2582780202174" calcext:value-type="float">
            <text:p>21.2582780202174</text:p>
          </table:table-cell>
        </table:table-row>
        <table:table-row table:style-name="ro1">
          <table:table-cell office:value-type="float" office:value="3.55555216471355" calcext:value-type="float">
            <text:p>3.55555216471355</text:p>
          </table:table-cell>
          <table:table-cell office:value-type="float" office:value="22.4503318786956" calcext:value-type="float">
            <text:p>22.4503318786956</text:p>
          </table:table-cell>
        </table:table-row>
        <table:table-row table:style-name="ro1">
          <table:table-cell office:value-type="float" office:value="9.11111195882161" calcext:value-type="float">
            <text:p>9.11111195882161</text:p>
          </table:table-cell>
          <table:table-cell office:value-type="float" office:value="23.1788090261304" calcext:value-type="float">
            <text:p>23.1788090261304</text:p>
          </table:table-cell>
        </table:table-row>
        <table:table-row table:style-name="ro1">
          <table:table-cell office:value-type="float" office:value="3.33333333333333" calcext:value-type="float">
            <text:p>3.33333333333333</text:p>
          </table:table-cell>
          <table:table-cell office:value-type="float" office:value="24.768215433913" calcext:value-type="float">
            <text:p>24.768215433913</text:p>
          </table:table-cell>
        </table:table-row>
        <table:table-row table:style-name="ro1">
          <table:table-cell office:value-type="float" office:value="5.99999745686849" calcext:value-type="float">
            <text:p>5.99999745686849</text:p>
          </table:table-cell>
          <table:table-cell office:value-type="float" office:value="25.0993400320435" calcext:value-type="float">
            <text:p>25.0993400320435</text:p>
          </table:table-cell>
        </table:table-row>
        <table:table-row table:style-name="ro1">
          <table:table-cell office:value-type="float" office:value="3.66667429606119" calcext:value-type="float">
            <text:p>3.66667429606119</text:p>
          </table:table-cell>
          <table:table-cell office:value-type="float" office:value="25.6291409048261" calcext:value-type="float">
            <text:p>25.6291409048261</text:p>
          </table:table-cell>
        </table:table-row>
        <table:table-row table:style-name="ro1">
          <table:table-cell office:value-type="float" office:value="8.77778371175131" calcext:value-type="float">
            <text:p>8.77778371175131</text:p>
          </table:table-cell>
          <table:table-cell office:value-type="float" office:value="25.6953650665652" calcext:value-type="float">
            <text:p>25.6953650665652</text:p>
          </table:table-cell>
        </table:table-row>
        <table:table-row table:style-name="ro1">
          <table:table-cell office:value-type="float" office:value="12.2222264607747" calcext:value-type="float">
            <text:p>12.2222264607747</text:p>
          </table:table-cell>
          <table:table-cell office:value-type="float" office:value="26.2913938905217" calcext:value-type="float">
            <text:p>26.2913938905217</text:p>
          </table:table-cell>
        </table:table-row>
        <table:table-row table:style-name="ro1">
          <table:table-cell office:value-type="float" office:value="8.22222391764323" calcext:value-type="float">
            <text:p>8.22222391764323</text:p>
          </table:table-cell>
          <table:table-cell office:value-type="float" office:value="26.4900701651739" calcext:value-type="float">
            <text:p>26.4900701651739</text:p>
          </table:table-cell>
        </table:table-row>
        <table:table-row table:style-name="ro1">
          <table:table-cell office:value-type="float" office:value="6.77777608235678" calcext:value-type="float">
            <text:p>6.77777608235678</text:p>
          </table:table-cell>
          <table:table-cell office:value-type="float" office:value="27.1523193614348" calcext:value-type="float">
            <text:p>27.1523193614348</text:p>
          </table:table-cell>
        </table:table-row>
        <table:table-row table:style-name="ro1">
          <table:table-cell office:value-type="float" office:value="10.7777786254883" calcext:value-type="float">
            <text:p>10.7777786254883</text:p>
          </table:table-cell>
          <table:table-cell office:value-type="float" office:value="27.483447749" calcext:value-type="float">
            <text:p>27.483447749</text:p>
          </table:table-cell>
        </table:table-row>
        <table:table-row table:style-name="ro1">
          <table:table-cell office:value-type="float" office:value="5.44445037841796" calcext:value-type="float">
            <text:p>5.44445037841796</text:p>
          </table:table-cell>
          <table:table-cell office:value-type="float" office:value="28.0132486217826" calcext:value-type="float">
            <text:p>28.01324862178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.6092774457391" calcext:value-type="float">
            <text:p>28.6092774457391</text:p>
          </table:table-cell>
        </table:table-row>
        <table:table-row table:style-name="ro1">
          <table:table-cell office:value-type="float" office:value="6.55555725097655" calcext:value-type="float">
            <text:p>6.55555725097655</text:p>
          </table:table-cell>
          <table:table-cell office:value-type="float" office:value="28.8079499309565" calcext:value-type="float">
            <text:p>28.8079499309565</text:p>
          </table:table-cell>
        </table:table-row>
        <table:table-row table:style-name="ro1">
          <table:table-cell office:value-type="float" office:value="5.99999745686849" calcext:value-type="float">
            <text:p>5.99999745686849</text:p>
          </table:table-cell>
          <table:table-cell office:value-type="float" office:value="29.6026550295652" calcext:value-type="float">
            <text:p>29.6026550295652</text:p>
          </table:table-cell>
        </table:table-row>
        <table:table-row table:style-name="ro1">
          <table:table-cell office:value-type="float" office:value="11.6666666666666" calcext:value-type="float">
            <text:p>11.6666666666666</text:p>
          </table:table-cell>
          <table:table-cell office:value-type="float" office:value="29.8675516765217" calcext:value-type="float">
            <text:p>29.8675516765217</text:p>
          </table:table-cell>
        </table:table-row>
      </table:table>
      <table:table table:name="F_ke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5.111083984375" calcext:value-type="float">
            <text:p>55.111083984375</text:p>
          </table:table-cell>
          <table:table-cell office:value-type="float" office:value="3.57615778600001" calcext:value-type="float">
            <text:p>3.57615778600001</text:p>
          </table:table-cell>
        </table:table-row>
        <table:table-row table:style-name="ro1">
          <table:table-cell office:value-type="float" office:value="51.9999694824218" calcext:value-type="float">
            <text:p>51.9999694824218</text:p>
          </table:table-cell>
          <table:table-cell office:value-type="float" office:value="4.17218660995651" calcext:value-type="float">
            <text:p>4.17218660995651</text:p>
          </table:table-cell>
        </table:table-row>
        <table:table-row table:style-name="ro1">
          <table:table-cell office:value-type="float" office:value="61.3333129882813" calcext:value-type="float">
            <text:p>61.3333129882813</text:p>
          </table:table-cell>
          <table:table-cell office:value-type="float" office:value="4.96688791913043" calcext:value-type="float">
            <text:p>4.96688791913043</text:p>
          </table:table-cell>
        </table:table-row>
        <table:table-row table:style-name="ro1">
          <table:table-cell office:value-type="float" office:value="56.4444478352864" calcext:value-type="float">
            <text:p>56.4444478352864</text:p>
          </table:table-cell>
          <table:table-cell office:value-type="float" office:value="5.56291295365218" calcext:value-type="float">
            <text:p>5.56291295365218</text:p>
          </table:table-cell>
        </table:table-row>
        <table:table-row table:style-name="ro1">
          <table:table-cell office:value-type="float" office:value="63.1111145019531" calcext:value-type="float">
            <text:p>63.1111145019531</text:p>
          </table:table-cell>
          <table:table-cell office:value-type="float" office:value="6.02648966469566" calcext:value-type="float">
            <text:p>6.02648966469566</text:p>
          </table:table-cell>
        </table:table-row>
        <table:table-row table:style-name="ro1">
          <table:table-cell office:value-type="float" office:value="63.1111145019531" calcext:value-type="float">
            <text:p>63.1111145019531</text:p>
          </table:table-cell>
          <table:table-cell office:value-type="float" office:value="6.75496681213044" calcext:value-type="float">
            <text:p>6.75496681213044</text:p>
          </table:table-cell>
        </table:table-row>
        <table:table-row table:style-name="ro1">
          <table:table-cell office:value-type="float" office:value="50.6666564941406" calcext:value-type="float">
            <text:p>50.6666564941406</text:p>
          </table:table-cell>
          <table:table-cell office:value-type="float" office:value="7.21854352317391" calcext:value-type="float">
            <text:p>7.21854352317391</text:p>
          </table:table-cell>
        </table:table-row>
        <table:table-row table:style-name="ro1">
          <table:table-cell office:value-type="float" office:value="57.3333231608073" calcext:value-type="float">
            <text:p>57.3333231608073</text:p>
          </table:table-cell>
          <table:table-cell office:value-type="float" office:value="7.88079650886955" calcext:value-type="float">
            <text:p>7.88079650886955</text:p>
          </table:table-cell>
        </table:table-row>
        <table:table-row table:style-name="ro1">
          <table:table-cell office:value-type="float" office:value="59.5555623372396" calcext:value-type="float">
            <text:p>59.5555623372396</text:p>
          </table:table-cell>
          <table:table-cell office:value-type="float" office:value="8.94039825443477" calcext:value-type="float">
            <text:p>8.94039825443477</text:p>
          </table:table-cell>
        </table:table-row>
        <table:table-row table:style-name="ro1">
          <table:table-cell office:value-type="float" office:value="48.4444173177084" calcext:value-type="float">
            <text:p>48.4444173177084</text:p>
          </table:table-cell>
          <table:table-cell office:value-type="float" office:value="9.66887540186955" calcext:value-type="float">
            <text:p>9.66887540186955</text:p>
          </table:table-cell>
        </table:table-row>
        <table:table-row table:style-name="ro1">
          <table:table-cell office:value-type="float" office:value="40.4444376627604" calcext:value-type="float">
            <text:p>40.4444376627604</text:p>
          </table:table-cell>
          <table:table-cell office:value-type="float" office:value="10.5960288239565" calcext:value-type="float">
            <text:p>10.5960288239565</text:p>
          </table:table-cell>
        </table:table-row>
        <table:table-row table:style-name="ro1">
          <table:table-cell office:value-type="float" office:value="61.3333129882813" calcext:value-type="float">
            <text:p>61.3333129882813</text:p>
          </table:table-cell>
          <table:table-cell office:value-type="float" office:value="10.927153422087" calcext:value-type="float">
            <text:p>10.927153422087</text:p>
          </table:table-cell>
        </table:table-row>
        <table:table-row table:style-name="ro1">
          <table:table-cell office:value-type="float" office:value="64.4444274902344" calcext:value-type="float">
            <text:p>64.4444274902344</text:p>
          </table:table-cell>
          <table:table-cell office:value-type="float" office:value="11.4569542948696" calcext:value-type="float">
            <text:p>11.4569542948696</text:p>
          </table:table-cell>
        </table:table-row>
        <table:table-row table:style-name="ro1">
          <table:table-cell office:value-type="float" office:value="56.4444478352864" calcext:value-type="float">
            <text:p>56.4444478352864</text:p>
          </table:table-cell>
          <table:table-cell office:value-type="float" office:value="11.788078893" calcext:value-type="float">
            <text:p>11.7880788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4503318786956" calcext:value-type="float">
            <text:p>12.4503318786956</text:p>
          </table:table-cell>
        </table:table-row>
        <table:table-row table:style-name="ro1">
          <table:table-cell office:value-type="float" office:value="64.8888651529947" calcext:value-type="float">
            <text:p>64.8888651529947</text:p>
          </table:table-cell>
          <table:table-cell office:value-type="float" office:value="13.0463569132174" calcext:value-type="float">
            <text:p>13.0463569132174</text:p>
          </table:table-cell>
        </table:table-row>
        <table:table-row table:style-name="ro1">
          <table:table-cell office:value-type="float" office:value="66.2222290039062" calcext:value-type="float">
            <text:p>66.2222290039062</text:p>
          </table:table-cell>
          <table:table-cell office:value-type="float" office:value="13.9735103353043" calcext:value-type="float">
            <text:p>13.9735103353043</text:p>
          </table:table-cell>
        </table:table-row>
        <table:table-row table:style-name="ro1">
          <table:table-cell office:value-type="float" office:value="73.3333333333332" calcext:value-type="float">
            <text:p>73.3333333333332</text:p>
          </table:table-cell>
          <table:table-cell office:value-type="float" office:value="13.9735103353043" calcext:value-type="float">
            <text:p>13.9735103353043</text:p>
          </table:table-cell>
        </table:table-row>
        <table:table-row table:style-name="ro1">
          <table:table-cell office:value-type="float" office:value="58.6666361490886" calcext:value-type="float">
            <text:p>58.6666361490886</text:p>
          </table:table-cell>
          <table:table-cell office:value-type="float" office:value="14.635763321" calcext:value-type="float">
            <text:p>14.635763321</text:p>
          </table:table-cell>
        </table:table-row>
        <table:table-row table:style-name="ro1">
          <table:table-cell office:value-type="float" office:value="67.1111043294271" calcext:value-type="float">
            <text:p>67.1111043294271</text:p>
          </table:table-cell>
          <table:table-cell office:value-type="float" office:value="14.9006637573913" calcext:value-type="float">
            <text:p>14.9006637573913</text:p>
          </table:table-cell>
        </table:table-row>
        <table:table-row table:style-name="ro1">
          <table:table-cell office:value-type="float" office:value="45.7777404785156" calcext:value-type="float">
            <text:p>45.7777404785156</text:p>
          </table:table-cell>
          <table:table-cell office:value-type="float" office:value="15.3642404684348" calcext:value-type="float">
            <text:p>15.3642404684348</text:p>
          </table:table-cell>
        </table:table-row>
        <table:table-row table:style-name="ro1">
          <table:table-cell office:value-type="float" office:value="59.111073811849" calcext:value-type="float">
            <text:p>59.111073811849</text:p>
          </table:table-cell>
          <table:table-cell office:value-type="float" office:value="15.7615892283044" calcext:value-type="float">
            <text:p>15.7615892283044</text:p>
          </table:table-cell>
        </table:table-row>
        <table:table-row table:style-name="ro1">
          <table:table-cell office:value-type="float" office:value="38.6666361490885" calcext:value-type="float">
            <text:p>38.6666361490885</text:p>
          </table:table-cell>
          <table:table-cell office:value-type="float" office:value="17.4834439595652" calcext:value-type="float">
            <text:p>17.4834439595652</text:p>
          </table:table-cell>
        </table:table-row>
        <table:table-row table:style-name="ro1">
          <table:table-cell office:value-type="float" office:value="47.999979654948" calcext:value-type="float">
            <text:p>47.999979654948</text:p>
          </table:table-cell>
          <table:table-cell office:value-type="float" office:value="17.9470206706087" calcext:value-type="float">
            <text:p>17.9470206706087</text:p>
          </table:table-cell>
        </table:table-row>
        <table:table-row table:style-name="ro1">
          <table:table-cell office:value-type="float" office:value="33.3333333333334" calcext:value-type="float">
            <text:p>33.3333333333334</text:p>
          </table:table-cell>
          <table:table-cell office:value-type="float" office:value="18.6092736563043" calcext:value-type="float">
            <text:p>18.6092736563043</text:p>
          </table:table-cell>
        </table:table-row>
        <table:table-row table:style-name="ro1">
          <table:table-cell office:value-type="float" office:value="31.1110941569011" calcext:value-type="float">
            <text:p>31.1110941569011</text:p>
          </table:table-cell>
          <table:table-cell office:value-type="float" office:value="19.8013275147826" calcext:value-type="float">
            <text:p>19.8013275147826</text:p>
          </table:table-cell>
        </table:table-row>
        <table:table-row table:style-name="ro1">
          <table:table-cell office:value-type="float" office:value="38.2221984863282" calcext:value-type="float">
            <text:p>38.2221984863282</text:p>
          </table:table-cell>
          <table:table-cell office:value-type="float" office:value="20.132452112913" calcext:value-type="float">
            <text:p>20.132452112913</text:p>
          </table:table-cell>
        </table:table-row>
        <table:table-row table:style-name="ro1">
          <table:table-cell office:value-type="float" office:value="31.1110941569011" calcext:value-type="float">
            <text:p>31.1110941569011</text:p>
          </table:table-cell>
          <table:table-cell office:value-type="float" office:value="20.9933775838261" calcext:value-type="float">
            <text:p>20.9933775838261</text:p>
          </table:table-cell>
        </table:table-row>
        <table:table-row table:style-name="ro1">
          <table:table-cell office:value-type="float" office:value="39.5555623372396" calcext:value-type="float">
            <text:p>39.5555623372396</text:p>
          </table:table-cell>
          <table:table-cell office:value-type="float" office:value="21.4569542948696" calcext:value-type="float">
            <text:p>21.4569542948696</text:p>
          </table:table-cell>
        </table:table-row>
        <table:table-row table:style-name="ro1">
          <table:table-cell office:value-type="float" office:value="32.8888956705729" calcext:value-type="float">
            <text:p>32.8888956705729</text:p>
          </table:table-cell>
          <table:table-cell office:value-type="float" office:value="22.0529831188261" calcext:value-type="float">
            <text:p>22.0529831188261</text:p>
          </table:table-cell>
        </table:table-row>
        <table:table-row table:style-name="ro1">
          <table:table-cell office:value-type="float" office:value="40.8888753255209" calcext:value-type="float">
            <text:p>40.8888753255209</text:p>
          </table:table-cell>
          <table:table-cell office:value-type="float" office:value="22.9139085897391" calcext:value-type="float">
            <text:p>22.9139085897391</text:p>
          </table:table-cell>
        </table:table-row>
        <table:table-row table:style-name="ro1">
          <table:table-cell office:value-type="float" office:value="33.7777709960938" calcext:value-type="float">
            <text:p>33.7777709960938</text:p>
          </table:table-cell>
          <table:table-cell office:value-type="float" office:value="23.5099374136956" calcext:value-type="float">
            <text:p>23.5099374136956</text:p>
          </table:table-cell>
        </table:table-row>
        <table:table-row table:style-name="ro1">
          <table:table-cell office:value-type="float" office:value="58.6666361490886" calcext:value-type="float">
            <text:p>58.6666361490886</text:p>
          </table:table-cell>
          <table:table-cell office:value-type="float" office:value="24.1059624482174" calcext:value-type="float">
            <text:p>24.1059624482174</text:p>
          </table:table-cell>
        </table:table-row>
        <table:table-row table:style-name="ro1">
          <table:table-cell office:value-type="float" office:value="38.2221984863282" calcext:value-type="float">
            <text:p>38.2221984863282</text:p>
          </table:table-cell>
          <table:table-cell office:value-type="float" office:value="25.1655641937826" calcext:value-type="float">
            <text:p>25.1655641937826</text:p>
          </table:table-cell>
        </table:table-row>
        <table:table-row table:style-name="ro1">
          <table:table-cell office:value-type="float" office:value="47.999979654948" calcext:value-type="float">
            <text:p>47.999979654948</text:p>
          </table:table-cell>
          <table:table-cell office:value-type="float" office:value="25.6291409048261" calcext:value-type="float">
            <text:p>25.6291409048261</text:p>
          </table:table-cell>
        </table:table-row>
        <table:table-row table:style-name="ro1">
          <table:table-cell office:value-type="float" office:value="31.5555318196615" calcext:value-type="float">
            <text:p>31.5555318196615</text:p>
          </table:table-cell>
          <table:table-cell office:value-type="float" office:value="26.556294326913" calcext:value-type="float">
            <text:p>26.556294326913</text:p>
          </table:table-cell>
        </table:table-row>
        <table:table-row table:style-name="ro1">
          <table:table-cell office:value-type="float" office:value="40.8888753255209" calcext:value-type="float">
            <text:p>40.8888753255209</text:p>
          </table:table-cell>
          <table:table-cell office:value-type="float" office:value="26.7549706015652" calcext:value-type="float">
            <text:p>26.7549706015652</text:p>
          </table:table-cell>
        </table:table-row>
        <table:table-row table:style-name="ro1">
          <table:table-cell office:value-type="float" office:value="35.5555216471355" calcext:value-type="float">
            <text:p>35.5555216471355</text:p>
          </table:table-cell>
          <table:table-cell office:value-type="float" office:value="27.2847714743478" calcext:value-type="float">
            <text:p>27.2847714743478</text:p>
          </table:table-cell>
        </table:table-row>
        <table:table-row table:style-name="ro1">
          <table:table-cell office:value-type="float" office:value="43.999989827474" calcext:value-type="float">
            <text:p>43.999989827474</text:p>
          </table:table-cell>
          <table:table-cell office:value-type="float" office:value="27.6821202342174" calcext:value-type="float">
            <text:p>27.6821202342174</text:p>
          </table:table-cell>
        </table:table-row>
        <table:table-row table:style-name="ro1">
          <table:table-cell office:value-type="float" office:value="52.8888956705729" calcext:value-type="float">
            <text:p>52.8888956705729</text:p>
          </table:table-cell>
          <table:table-cell office:value-type="float" office:value="28.211921107" calcext:value-type="float">
            <text:p>28.211921107</text:p>
          </table:table-cell>
        </table:table-row>
        <table:table-row table:style-name="ro1">
          <table:table-cell office:value-type="float" office:value="46.6666666666667" calcext:value-type="float">
            <text:p>46.6666666666667</text:p>
          </table:table-cell>
          <table:table-cell office:value-type="float" office:value="28.4768215433913" calcext:value-type="float">
            <text:p>28.4768215433913</text:p>
          </table:table-cell>
        </table:table-row>
        <table:table-row table:style-name="ro1">
          <table:table-cell office:value-type="float" office:value="53.7777709960938" calcext:value-type="float">
            <text:p>53.7777709960938</text:p>
          </table:table-cell>
          <table:table-cell office:value-type="float" office:value="29.1390783185217" calcext:value-type="float">
            <text:p>29.1390783185217</text:p>
          </table:table-cell>
        </table:table-row>
        <table:table-row table:style-name="ro1">
          <table:table-cell office:value-type="float" office:value="59.5555623372396" calcext:value-type="float">
            <text:p>59.5555623372396</text:p>
          </table:table-cell>
          <table:table-cell office:value-type="float" office:value="29.4039749654783" calcext:value-type="float">
            <text:p>29.4039749654783</text:p>
          </table:table-cell>
        </table:table-row>
        <table:table-row table:style-name="ro1">
          <table:table-cell office:value-type="float" office:value="45.3333028157552" calcext:value-type="float">
            <text:p>45.3333028157552</text:p>
          </table:table-cell>
          <table:table-cell office:value-type="float" office:value="29.9337758382609" calcext:value-type="float">
            <text:p>29.9337758382609</text:p>
          </table:table-cell>
        </table:table-row>
      </table:table>
      <table:table table:name="Thx_a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.48148006863064" calcext:value-type="float">
            <text:p>1.48148006863064</text:p>
          </table:table-cell>
          <table:table-cell office:value-type="float" office:value="3.50993362426087" calcext:value-type="float">
            <text:p>3.50993362426087</text:p>
          </table:table-cell>
        </table:table-row>
        <table:table-row table:style-name="ro1">
          <table:table-cell office:value-type="float" office:value="1.03703816731771" calcext:value-type="float">
            <text:p>1.03703816731771</text:p>
          </table:table-cell>
          <table:table-cell office:value-type="float" office:value="4.10595865878262" calcext:value-type="float">
            <text:p>4.10595865878262</text:p>
          </table:table-cell>
        </table:table-row>
        <table:table-row table:style-name="ro1">
          <table:table-cell office:value-type="float" office:value="1.59259372287327" calcext:value-type="float">
            <text:p>1.59259372287327</text:p>
          </table:table-cell>
          <table:table-cell office:value-type="float" office:value="4.37085909517393" calcext:value-type="float">
            <text:p>4.37085909517393</text:p>
          </table:table-cell>
        </table:table-row>
        <table:table-row table:style-name="ro1">
          <table:table-cell office:value-type="float" office:value="1.59259372287327" calcext:value-type="float">
            <text:p>1.59259372287327</text:p>
          </table:table-cell>
          <table:table-cell office:value-type="float" office:value="5.4304646301739" calcext:value-type="float">
            <text:p>5.4304646301739</text:p>
          </table:table-cell>
        </table:table-row>
        <table:table-row table:style-name="ro1">
          <table:table-cell office:value-type="float" office:value="0.777778625488275" calcext:value-type="float">
            <text:p>0.777778625488275</text:p>
          </table:table-cell>
          <table:table-cell office:value-type="float" office:value="5.89404134121738" calcext:value-type="float">
            <text:p>5.89404134121738</text:p>
          </table:table-cell>
        </table:table-row>
        <table:table-row table:style-name="ro1">
          <table:table-cell office:value-type="float" office:value="1.59259372287327" calcext:value-type="float">
            <text:p>1.59259372287327</text:p>
          </table:table-cell>
          <table:table-cell office:value-type="float" office:value="6.62251848865216" calcext:value-type="float">
            <text:p>6.62251848865216</text:p>
          </table:table-cell>
        </table:table-row>
        <table:table-row table:style-name="ro1">
          <table:table-cell office:value-type="float" office:value="0.925924513075089" calcext:value-type="float">
            <text:p>0.925924513075089</text:p>
          </table:table-cell>
          <table:table-cell office:value-type="float" office:value="7.01986724852174" calcext:value-type="float">
            <text:p>7.01986724852174</text:p>
          </table:table-cell>
        </table:table-row>
        <table:table-row table:style-name="ro1">
          <table:table-cell office:value-type="float" office:value="1.11111111111111" calcext:value-type="float">
            <text:p>1.11111111111111</text:p>
          </table:table-cell>
          <table:table-cell office:value-type="float" office:value="7.81456855769566" calcext:value-type="float">
            <text:p>7.81456855769566</text:p>
          </table:table-cell>
        </table:table-row>
        <table:table-row table:style-name="ro1">
          <table:table-cell office:value-type="float" office:value="2.22222222222222" calcext:value-type="float">
            <text:p>2.22222222222222</text:p>
          </table:table-cell>
          <table:table-cell office:value-type="float" office:value="8.27814526873913" calcext:value-type="float">
            <text:p>8.27814526873913</text:p>
          </table:table-cell>
        </table:table-row>
        <table:table-row table:style-name="ro1">
          <table:table-cell office:value-type="float" office:value="1.51852077907987" calcext:value-type="float">
            <text:p>1.51852077907987</text:p>
          </table:table-cell>
          <table:table-cell office:value-type="float" office:value="9.00662241617391" calcext:value-type="float">
            <text:p>9.00662241617391</text:p>
          </table:table-cell>
        </table:table-row>
        <table:table-row table:style-name="ro1">
          <table:table-cell office:value-type="float" office:value="2.59259117974175" calcext:value-type="float">
            <text:p>2.59259117974175</text:p>
          </table:table-cell>
          <table:table-cell office:value-type="float" office:value="9.27152285256522" calcext:value-type="float">
            <text:p>9.27152285256522</text:p>
          </table:table-cell>
        </table:table-row>
        <table:table-row table:style-name="ro1">
          <table:table-cell office:value-type="float" office:value="1.48148006863064" calcext:value-type="float">
            <text:p>1.481480068630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8518405490451" calcext:value-type="float">
            <text:p>1.18518405490451</text:p>
          </table:table-cell>
          <table:table-cell office:value-type="float" office:value="10.927153422087" calcext:value-type="float">
            <text:p>10.927153422087</text:p>
          </table:table-cell>
        </table:table-row>
        <table:table-row table:style-name="ro1">
          <table:table-cell office:value-type="float" office:value="1.66666666666666" calcext:value-type="float">
            <text:p>1.66666666666666</text:p>
          </table:table-cell>
          <table:table-cell office:value-type="float" office:value="11.2582780202174" calcext:value-type="float">
            <text:p>11.2582780202174</text:p>
          </table:table-cell>
        </table:table-row>
        <table:table-row table:style-name="ro1">
          <table:table-cell office:value-type="float" office:value="1.70370313856337" calcext:value-type="float">
            <text:p>1.70370313856337</text:p>
          </table:table-cell>
          <table:table-cell office:value-type="float" office:value="12.2516556040435" calcext:value-type="float">
            <text:p>12.2516556040435</text:p>
          </table:table-cell>
        </table:table-row>
        <table:table-row table:style-name="ro1">
          <table:table-cell office:value-type="float" office:value="0.555555555555557" calcext:value-type="float">
            <text:p>0.555555555555557</text:p>
          </table:table-cell>
          <table:table-cell office:value-type="float" office:value="12.6490081533478" calcext:value-type="float">
            <text:p>12.6490081533478</text:p>
          </table:table-cell>
        </table:table-row>
        <table:table-row table:style-name="ro1">
          <table:table-cell office:value-type="float" office:value="1.74073961046007" calcext:value-type="float">
            <text:p>1.74073961046007</text:p>
          </table:table-cell>
          <table:table-cell office:value-type="float" office:value="13.0463569132174" calcext:value-type="float">
            <text:p>13.0463569132174</text:p>
          </table:table-cell>
        </table:table-row>
        <table:table-row table:style-name="ro1">
          <table:table-cell office:value-type="float" office:value="0.814815097384982" calcext:value-type="float">
            <text:p>0.814815097384982</text:p>
          </table:table-cell>
          <table:table-cell office:value-type="float" office:value="13.5761615754348" calcext:value-type="float">
            <text:p>13.5761615754348</text:p>
          </table:table-cell>
        </table:table-row>
        <table:table-row table:style-name="ro1">
          <table:table-cell office:value-type="float" office:value="1.44444359673394" calcext:value-type="float">
            <text:p>1.44444359673394</text:p>
          </table:table-cell>
          <table:table-cell office:value-type="float" office:value="13.8410620118261" calcext:value-type="float">
            <text:p>13.8410620118261</text:p>
          </table:table-cell>
        </table:table-row>
        <table:table-row table:style-name="ro1">
          <table:table-cell office:value-type="float" office:value="1.29629770914713" calcext:value-type="float">
            <text:p>1.29629770914713</text:p>
          </table:table-cell>
          <table:table-cell office:value-type="float" office:value="14.5695391592609" calcext:value-type="float">
            <text:p>14.5695391592609</text:p>
          </table:table-cell>
        </table:table-row>
        <table:table-row table:style-name="ro1">
          <table:table-cell office:value-type="float" office:value="2.51851823594835" calcext:value-type="float">
            <text:p>2.51851823594835</text:p>
          </table:table-cell>
          <table:table-cell office:value-type="float" office:value="14.8344395956522" calcext:value-type="float">
            <text:p>14.8344395956522</text:p>
          </table:table-cell>
        </table:table-row>
        <table:table-row table:style-name="ro1">
          <table:table-cell office:value-type="float" office:value="3.62962934705946" calcext:value-type="float">
            <text:p>3.62962934705946</text:p>
          </table:table-cell>
          <table:table-cell office:value-type="float" office:value="15.2317883555217" calcext:value-type="float">
            <text:p>15.2317883555217</text:p>
          </table:table-cell>
        </table:table-row>
        <table:table-row table:style-name="ro1">
          <table:table-cell office:value-type="float" office:value="1.22222052680121" calcext:value-type="float">
            <text:p>1.22222052680121</text:p>
          </table:table-cell>
          <table:table-cell office:value-type="float" office:value="15.7615892283044" calcext:value-type="float">
            <text:p>15.7615892283044</text:p>
          </table:table-cell>
        </table:table-row>
        <table:table-row table:style-name="ro1">
          <table:table-cell office:value-type="float" office:value="2.62963189019097" calcext:value-type="float">
            <text:p>2.62963189019097</text:p>
          </table:table-cell>
          <table:table-cell office:value-type="float" office:value="15.8278171794782" calcext:value-type="float">
            <text:p>15.8278171794782</text:p>
          </table:table-cell>
        </table:table-row>
        <table:table-row table:style-name="ro1">
          <table:table-cell office:value-type="float" office:value="1.81481679280599" calcext:value-type="float">
            <text:p>1.81481679280599</text:p>
          </table:table-cell>
          <table:table-cell office:value-type="float" office:value="16.1589417776087" calcext:value-type="float">
            <text:p>16.1589417776087</text:p>
          </table:table-cell>
        </table:table-row>
        <table:table-row table:style-name="ro1">
          <table:table-cell office:value-type="float" office:value="3.0000008477105" calcext:value-type="float">
            <text:p>3.0000008477105</text:p>
          </table:table-cell>
          <table:table-cell office:value-type="float" office:value="17.0860951996956" calcext:value-type="float">
            <text:p>17.0860951996956</text:p>
          </table:table-cell>
        </table:table-row>
        <table:table-row table:style-name="ro1">
          <table:table-cell office:value-type="float" office:value="0.777778625488275" calcext:value-type="float">
            <text:p>0.777778625488275</text:p>
          </table:table-cell>
          <table:table-cell office:value-type="float" office:value="17.3509956360869" calcext:value-type="float">
            <text:p>17.3509956360869</text:p>
          </table:table-cell>
        </table:table-row>
        <table:table-row table:style-name="ro1">
          <table:table-cell office:value-type="float" office:value="2.22222222222222" calcext:value-type="float">
            <text:p>2.22222222222222</text:p>
          </table:table-cell>
          <table:table-cell office:value-type="float" office:value="17.5496719107391" calcext:value-type="float">
            <text:p>17.5496719107391</text:p>
          </table:table-cell>
        </table:table-row>
        <table:table-row table:style-name="ro1">
          <table:table-cell office:value-type="float" office:value="1.25926123725043" calcext:value-type="float">
            <text:p>1.25926123725043</text:p>
          </table:table-cell>
          <table:table-cell office:value-type="float" office:value="17.9470206706087" calcext:value-type="float">
            <text:p>17.9470206706087</text:p>
          </table:table-cell>
        </table:table-row>
        <table:table-row table:style-name="ro1">
          <table:table-cell office:value-type="float" office:value="2.07407633463542" calcext:value-type="float">
            <text:p>2.07407633463542</text:p>
          </table:table-cell>
          <table:table-cell office:value-type="float" office:value="19.2715228525652" calcext:value-type="float">
            <text:p>19.2715228525652</text:p>
          </table:table-cell>
        </table:table-row>
        <table:table-row table:style-name="ro1">
          <table:table-cell office:value-type="float" office:value="1.22222052680121" calcext:value-type="float">
            <text:p>1.22222052680121</text:p>
          </table:table-cell>
          <table:table-cell office:value-type="float" office:value="19.7350995636087" calcext:value-type="float">
            <text:p>19.7350995636087</text:p>
          </table:table-cell>
        </table:table-row>
        <table:table-row table:style-name="ro1">
          <table:table-cell office:value-type="float" office:value="1.9629626803928" calcext:value-type="float">
            <text:p>1.9629626803928</text:p>
          </table:table-cell>
          <table:table-cell office:value-type="float" office:value="20.1986762746522" calcext:value-type="float">
            <text:p>20.1986762746522</text:p>
          </table:table-cell>
        </table:table-row>
        <table:table-row table:style-name="ro1">
          <table:table-cell office:value-type="float" office:value="1.85185326470269" calcext:value-type="float">
            <text:p>1.85185326470269</text:p>
          </table:table-cell>
          <table:table-cell office:value-type="float" office:value="21.3245059713913" calcext:value-type="float">
            <text:p>21.3245059713913</text:p>
          </table:table-cell>
        </table:table-row>
        <table:table-row table:style-name="ro1">
          <table:table-cell office:value-type="float" office:value="1.55555725097657" calcext:value-type="float">
            <text:p>1.55555725097657</text:p>
          </table:table-cell>
          <table:table-cell office:value-type="float" office:value="22.6490081533478" calcext:value-type="float">
            <text:p>22.6490081533478</text:p>
          </table:table-cell>
        </table:table-row>
        <table:table-row table:style-name="ro1">
          <table:table-cell office:value-type="float" office:value="1.9259262084961" calcext:value-type="float">
            <text:p>1.9259262084961</text:p>
          </table:table-cell>
          <table:table-cell office:value-type="float" office:value="23.1125848643913" calcext:value-type="float">
            <text:p>23.1125848643913</text:p>
          </table:table-cell>
        </table:table-row>
        <table:table-row table:style-name="ro1">
          <table:table-cell office:value-type="float" office:value="1.44444359673394" calcext:value-type="float">
            <text:p>1.44444359673394</text:p>
          </table:table-cell>
          <table:table-cell office:value-type="float" office:value="23.5099374136956" calcext:value-type="float">
            <text:p>23.5099374136956</text:p>
          </table:table-cell>
        </table:table-row>
        <table:table-row table:style-name="ro1">
          <table:table-cell office:value-type="float" office:value="2.11111280653212" calcext:value-type="float">
            <text:p>2.11111280653212</text:p>
          </table:table-cell>
          <table:table-cell office:value-type="float" office:value="24.0397382864782" calcext:value-type="float">
            <text:p>24.0397382864782</text:p>
          </table:table-cell>
        </table:table-row>
        <table:table-row table:style-name="ro1">
          <table:table-cell office:value-type="float" office:value="3.88888888888889" calcext:value-type="float">
            <text:p>3.88888888888889</text:p>
          </table:table-cell>
          <table:table-cell office:value-type="float" office:value="24.8344395956522" calcext:value-type="float">
            <text:p>24.8344395956522</text:p>
          </table:table-cell>
        </table:table-row>
        <table:table-row table:style-name="ro1">
          <table:table-cell office:value-type="float" office:value="2.62963189019097" calcext:value-type="float">
            <text:p>2.62963189019097</text:p>
          </table:table-cell>
          <table:table-cell office:value-type="float" office:value="25.2980163066956" calcext:value-type="float">
            <text:p>25.2980163066956</text:p>
          </table:table-cell>
        </table:table-row>
        <table:table-row table:style-name="ro1">
          <table:table-cell office:value-type="float" office:value="2.62963189019097" calcext:value-type="float">
            <text:p>2.62963189019097</text:p>
          </table:table-cell>
          <table:table-cell office:value-type="float" office:value="25.2980163066956" calcext:value-type="float">
            <text:p>25.2980163066956</text:p>
          </table:table-cell>
        </table:table-row>
        <table:table-row table:style-name="ro1">
          <table:table-cell office:value-type="float" office:value="1.62963019476996" calcext:value-type="float">
            <text:p>1.62963019476996</text:p>
          </table:table-cell>
          <table:table-cell office:value-type="float" office:value="25.6291409048261" calcext:value-type="float">
            <text:p>25.6291409048261</text:p>
          </table:table-cell>
        </table:table-row>
        <table:table-row table:style-name="ro1">
          <table:table-cell office:value-type="float" office:value="2.29629516601563" calcext:value-type="float">
            <text:p>2.29629516601563</text:p>
          </table:table-cell>
          <table:table-cell office:value-type="float" office:value="26.0264934541304" calcext:value-type="float">
            <text:p>26.0264934541304</text:p>
          </table:table-cell>
        </table:table-row>
        <table:table-row table:style-name="ro1">
          <table:table-cell office:value-type="float" office:value="0.888888041178381" calcext:value-type="float">
            <text:p>0.888888041178381</text:p>
          </table:table-cell>
          <table:table-cell office:value-type="float" office:value="26.423842214" calcext:value-type="float">
            <text:p>26.423842214</text:p>
          </table:table-cell>
        </table:table-row>
        <table:table-row table:style-name="ro1">
          <table:table-cell office:value-type="float" office:value="2.0370356241862" calcext:value-type="float">
            <text:p>2.0370356241862</text:p>
          </table:table-cell>
          <table:table-cell office:value-type="float" office:value="26.9536430867826" calcext:value-type="float">
            <text:p>26.9536430867826</text:p>
          </table:table-cell>
        </table:table-row>
        <table:table-row table:style-name="ro1">
          <table:table-cell office:value-type="float" office:value="1.81481679280599" calcext:value-type="float">
            <text:p>1.81481679280599</text:p>
          </table:table-cell>
          <table:table-cell office:value-type="float" office:value="28.0794727835217" calcext:value-type="float">
            <text:p>28.0794727835217</text:p>
          </table:table-cell>
        </table:table-row>
        <table:table-row table:style-name="ro1">
          <table:table-cell office:value-type="float" office:value="2.70370483398437" calcext:value-type="float">
            <text:p>2.70370483398437</text:p>
          </table:table-cell>
          <table:table-cell office:value-type="float" office:value="28.2781490581739" calcext:value-type="float">
            <text:p>28.2781490581739</text:p>
          </table:table-cell>
        </table:table-row>
        <table:table-row table:style-name="ro1">
          <table:table-cell office:value-type="float" office:value="2.07407633463542" calcext:value-type="float">
            <text:p>2.07407633463542</text:p>
          </table:table-cell>
          <table:table-cell office:value-type="float" office:value="28.7417257692174" calcext:value-type="float">
            <text:p>28.7417257692174</text:p>
          </table:table-cell>
        </table:table-row>
        <table:table-row table:style-name="ro1">
          <table:table-cell office:value-type="float" office:value="2.59259117974175" calcext:value-type="float">
            <text:p>2.59259117974175</text:p>
          </table:table-cell>
          <table:table-cell office:value-type="float" office:value="29.3377508037391" calcext:value-type="float">
            <text:p>29.3377508037391</text:p>
          </table:table-cell>
        </table:table-row>
        <table:table-row table:style-name="ro1">
          <table:table-cell office:value-type="float" office:value="3.62962934705946" calcext:value-type="float">
            <text:p>3.62962934705946</text:p>
          </table:table-cell>
          <table:table-cell office:value-type="float" office:value="29.8675516765217" calcext:value-type="float">
            <text:p>29.8675516765217</text:p>
          </table:table-cell>
        </table:table-row>
        <table:table-row table:style-name="ro1">
          <table:table-cell office:value-type="float" office:value="2.9629643758138" calcext:value-type="float">
            <text:p>2.9629643758138</text:p>
          </table:table-cell>
          <table:table-cell office:value-type="float" office:value="30.1324559023478" calcext:value-type="float">
            <text:p>30.1324559023478</text:p>
          </table:table-cell>
        </table:table-row>
      </table:table>
      <table:table table:name="A_tab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985073135487043" calcext:value-type="float">
            <text:p>0.985073135487043</text:p>
          </table:table-cell>
          <table:table-cell office:value-type="float" office:value="3.44370946252173" calcext:value-type="float">
            <text:p>3.44370946252173</text:p>
          </table:table-cell>
        </table:table-row>
        <table:table-row table:style-name="ro1">
          <table:table-cell office:value-type="float" office:value="1.81343212837206" calcext:value-type="float">
            <text:p>1.81343212837206</text:p>
          </table:table-cell>
          <table:table-cell office:value-type="float" office:value="3.84105822239132" calcext:value-type="float">
            <text:p>3.84105822239132</text:p>
          </table:table-cell>
        </table:table-row>
        <table:table-row table:style-name="ro1">
          <table:table-cell office:value-type="float" office:value="1.58955221968573" calcext:value-type="float">
            <text:p>1.58955221968573</text:p>
          </table:table-cell>
          <table:table-cell office:value-type="float" office:value="4.37085909517393" calcext:value-type="float">
            <text:p>4.37085909517393</text:p>
          </table:table-cell>
        </table:table-row>
        <table:table-row table:style-name="ro1">
          <table:table-cell office:value-type="float" office:value="0.514925583456954" calcext:value-type="float">
            <text:p>0.514925583456954</text:p>
          </table:table-cell>
          <table:table-cell office:value-type="float" office:value="4.90066375739129" calcext:value-type="float">
            <text:p>4.90066375739129</text:p>
          </table:table-cell>
        </table:table-row>
        <table:table-row table:style-name="ro1">
          <table:table-cell office:value-type="float" office:value="1.34328457634197" calcext:value-type="float">
            <text:p>1.34328457634197</text:p>
          </table:table-cell>
          <table:table-cell office:value-type="float" office:value="5.56291295365218" calcext:value-type="float">
            <text:p>5.56291295365218</text:p>
          </table:table-cell>
        </table:table-row>
        <table:table-row table:style-name="ro1">
          <table:table-cell office:value-type="float" office:value="0.761193226800714" calcext:value-type="float">
            <text:p>0.761193226800714</text:p>
          </table:table-cell>
          <table:table-cell office:value-type="float" office:value="6.55629053747827" calcext:value-type="float">
            <text:p>6.55629053747827</text:p>
          </table:table-cell>
        </table:table-row>
        <table:table-row table:style-name="ro1">
          <table:table-cell office:value-type="float" office:value="1.45522324962913" calcext:value-type="float">
            <text:p>1.45522324962913</text:p>
          </table:table-cell>
          <table:table-cell office:value-type="float" office:value="7.81456855769566" calcext:value-type="float">
            <text:p>7.81456855769566</text:p>
          </table:table-cell>
        </table:table-row>
        <table:table-row table:style-name="ro1">
          <table:table-cell office:value-type="float" office:value="1.16418013697051" calcext:value-type="float">
            <text:p>1.16418013697051</text:p>
          </table:table-cell>
          <table:table-cell office:value-type="float" office:value="8.07946899408697" calcext:value-type="float">
            <text:p>8.07946899408697</text:p>
          </table:table-cell>
        </table:table-row>
        <table:table-row table:style-name="ro1">
          <table:table-cell office:value-type="float" office:value="1.85821015979892" calcext:value-type="float">
            <text:p>1.85821015979892</text:p>
          </table:table-cell>
          <table:table-cell office:value-type="float" office:value="8.54304570513045" calcext:value-type="float">
            <text:p>8.54304570513045</text:p>
          </table:table-cell>
        </table:table-row>
        <table:table-row table:style-name="ro1">
          <table:table-cell office:value-type="float" office:value="0.895522196857311" calcext:value-type="float">
            <text:p>0.895522196857311</text:p>
          </table:table-cell>
          <table:table-cell office:value-type="float" office:value="9.00662241617391" calcext:value-type="float">
            <text:p>9.00662241617391</text:p>
          </table:table-cell>
        </table:table-row>
        <table:table-row table:style-name="ro1">
          <table:table-cell office:value-type="float" office:value="1.3656723109994" calcext:value-type="float">
            <text:p>1.3656723109994</text:p>
          </table:table-cell>
          <table:table-cell office:value-type="float" office:value="9.40397496547825" calcext:value-type="float">
            <text:p>9.40397496547825</text:p>
          </table:table-cell>
        </table:table-row>
        <table:table-row table:style-name="ro1">
          <table:table-cell office:value-type="float" office:value="2.10447780314269" calcext:value-type="float">
            <text:p>2.10447780314269</text:p>
          </table:table-cell>
          <table:table-cell office:value-type="float" office:value="9.93377583826086" calcext:value-type="float">
            <text:p>9.93377583826086</text:p>
          </table:table-cell>
        </table:table-row>
        <table:table-row table:style-name="ro1">
          <table:table-cell office:value-type="float" office:value="1.2313433409428" calcext:value-type="float">
            <text:p>1.2313433409428</text:p>
          </table:table-cell>
          <table:table-cell office:value-type="float" office:value="10.3311245981304" calcext:value-type="float">
            <text:p>10.3311245981304</text:p>
          </table:table-cell>
        </table:table-row>
        <table:table-row table:style-name="ro1">
          <table:table-cell office:value-type="float" office:value="1.92537336377122" calcext:value-type="float">
            <text:p>1.92537336377122</text:p>
          </table:table-cell>
          <table:table-cell office:value-type="float" office:value="10.7947013091739" calcext:value-type="float">
            <text:p>10.7947013091739</text:p>
          </table:table-cell>
        </table:table-row>
        <table:table-row table:style-name="ro1">
          <table:table-cell office:value-type="float" office:value="0.985073135487043" calcext:value-type="float">
            <text:p>0.985073135487043</text:p>
          </table:table-cell>
          <table:table-cell office:value-type="float" office:value="11.2582780202174" calcext:value-type="float">
            <text:p>11.2582780202174</text:p>
          </table:table-cell>
        </table:table-row>
        <table:table-row table:style-name="ro1">
          <table:table-cell office:value-type="float" office:value="2.19403130388442" calcext:value-type="float">
            <text:p>2.19403130388442</text:p>
          </table:table-cell>
          <table:table-cell office:value-type="float" office:value="11.6556305695217" calcext:value-type="float">
            <text:p>11.6556305695217</text:p>
          </table:table-cell>
        </table:table-row>
        <table:table-row table:style-name="ro1">
          <table:table-cell office:value-type="float" office:value="0.962685400829611" calcext:value-type="float">
            <text:p>0.962685400829611</text:p>
          </table:table-cell>
          <table:table-cell office:value-type="float" office:value="12.1192072805652" calcext:value-type="float">
            <text:p>12.1192072805652</text:p>
          </table:table-cell>
        </table:table-row>
        <table:table-row table:style-name="ro1">
          <table:table-cell office:value-type="float" office:value="0.582088787429254" calcext:value-type="float">
            <text:p>0.582088787429254</text:p>
          </table:table-cell>
          <table:table-cell office:value-type="float" office:value="12.6490081533478" calcext:value-type="float">
            <text:p>12.6490081533478</text:p>
          </table:table-cell>
        </table:table-row>
        <table:table-row table:style-name="ro1">
          <table:table-cell office:value-type="float" office:value="1.99253656774352" calcext:value-type="float">
            <text:p>1.99253656774352</text:p>
          </table:table-cell>
          <table:table-cell office:value-type="float" office:value="13.0463569132174" calcext:value-type="float">
            <text:p>13.0463569132174</text:p>
          </table:table-cell>
        </table:table-row>
        <table:table-row table:style-name="ro1">
          <table:table-cell office:value-type="float" office:value="0.24626764334376" calcext:value-type="float">
            <text:p>0.24626764334376</text:p>
          </table:table-cell>
          <table:table-cell office:value-type="float" office:value="13.6423857371739" calcext:value-type="float">
            <text:p>13.6423857371739</text:p>
          </table:table-cell>
        </table:table-row>
        <table:table-row table:style-name="ro1">
          <table:table-cell office:value-type="float" office:value="1.7014934550849" calcext:value-type="float">
            <text:p>1.7014934550849</text:p>
          </table:table-cell>
          <table:table-cell office:value-type="float" office:value="14.3708628846087" calcext:value-type="float">
            <text:p>14.3708628846087</text:p>
          </table:table-cell>
        </table:table-row>
        <table:table-row table:style-name="ro1">
          <table:table-cell office:value-type="float" office:value="0.0447754693148634" calcext:value-type="float">
            <text:p>0.0447754693148634</text:p>
          </table:table-cell>
          <table:table-cell office:value-type="float" office:value="14.9668879191304" calcext:value-type="float">
            <text:p>14.9668879191304</text:p>
          </table:table-cell>
        </table:table-row>
        <table:table-row table:style-name="ro1">
          <table:table-cell office:value-type="float" office:value="0.537313318114386" calcext:value-type="float">
            <text:p>0.537313318114386</text:p>
          </table:table-cell>
          <table:table-cell office:value-type="float" office:value="15.2980125172609" calcext:value-type="float">
            <text:p>15.2980125172609</text:p>
          </table:table-cell>
        </table:table-row>
        <table:table-row table:style-name="ro1">
          <table:table-cell office:value-type="float" office:value="0.24626764334376" calcext:value-type="float">
            <text:p>0.24626764334376</text:p>
          </table:table-cell>
          <table:table-cell office:value-type="float" office:value="15.8278171794782" calcext:value-type="float">
            <text:p>15.8278171794782</text:p>
          </table:table-cell>
        </table:table-row>
        <table:table-row table:style-name="ro1">
          <table:table-cell office:value-type="float" office:value="1.20895560628537" calcext:value-type="float">
            <text:p>1.20895560628537</text:p>
          </table:table-cell>
          <table:table-cell office:value-type="float" office:value="16.2251659393478" calcext:value-type="float">
            <text:p>16.2251659393478</text:p>
          </table:table-cell>
        </table:table-row>
        <table:table-row table:style-name="ro1">
          <table:table-cell office:value-type="float" office:value="0.0447754693148634" calcext:value-type="float">
            <text:p>0.0447754693148634</text:p>
          </table:table-cell>
          <table:table-cell office:value-type="float" office:value="16.6887426503913" calcext:value-type="float">
            <text:p>16.6887426503913</text:p>
          </table:table-cell>
        </table:table-row>
        <table:table-row table:style-name="ro1">
          <table:table-cell office:value-type="float" office:value="0.447759817372657" calcext:value-type="float">
            <text:p>0.447759817372657</text:p>
          </table:table-cell>
          <table:table-cell office:value-type="float" office:value="16.8874189250435" calcext:value-type="float">
            <text:p>16.8874189250435</text:p>
          </table:table-cell>
        </table:table-row>
        <table:table-row table:style-name="ro1">
          <table:table-cell office:value-type="float" office:value="0.425372082715221" calcext:value-type="float">
            <text:p>0.425372082715221</text:p>
          </table:table-cell>
          <table:table-cell office:value-type="float" office:value="17.6821202342174" calcext:value-type="float">
            <text:p>17.6821202342174</text:p>
          </table:table-cell>
        </table:table-row>
        <table:table-row table:style-name="ro1">
          <table:table-cell office:value-type="float" office:value="1.27611881025767" calcext:value-type="float">
            <text:p>1.27611881025767</text:p>
          </table:table-cell>
          <table:table-cell office:value-type="float" office:value="18.0132448323478" calcext:value-type="float">
            <text:p>18.0132448323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4768215433913" calcext:value-type="float">
            <text:p>18.4768215433913</text:p>
          </table:table-cell>
        </table:table-row>
        <table:table-row table:style-name="ro1">
          <table:table-cell office:value-type="float" office:value="0.492537848799522" calcext:value-type="float">
            <text:p>0.492537848799522</text:p>
          </table:table-cell>
          <table:table-cell office:value-type="float" office:value="19.6026512401304" calcext:value-type="float">
            <text:p>19.6026512401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9933775838261" calcext:value-type="float">
            <text:p>20.9933775838261</text:p>
          </table:table-cell>
        </table:table-row>
        <table:table-row table:style-name="ro1">
          <table:table-cell office:value-type="float" office:value="0.514925583456954" calcext:value-type="float">
            <text:p>0.514925583456954</text:p>
          </table:table-cell>
          <table:table-cell office:value-type="float" office:value="21.9867551676522" calcext:value-type="float">
            <text:p>21.9867551676522</text:p>
          </table:table-cell>
        </table:table-row>
        <table:table-row table:style-name="ro1">
          <table:table-cell office:value-type="float" office:value="0.514925583456954" calcext:value-type="float">
            <text:p>0.514925583456954</text:p>
          </table:table-cell>
          <table:table-cell office:value-type="float" office:value="22.7814602662608" calcext:value-type="float">
            <text:p>22.7814602662608</text:p>
          </table:table-cell>
        </table:table-row>
        <table:table-row table:style-name="ro1">
          <table:table-cell office:value-type="float" office:value="0.0447754693148634" calcext:value-type="float">
            <text:p>0.0447754693148634</text:p>
          </table:table-cell>
          <table:table-cell office:value-type="float" office:value="23.1788090261304" calcext:value-type="float">
            <text:p>23.1788090261304</text:p>
          </table:table-cell>
        </table:table-row>
        <table:table-row table:style-name="ro1">
          <table:table-cell office:value-type="float" office:value="0.761193226800714" calcext:value-type="float">
            <text:p>0.761193226800714</text:p>
          </table:table-cell>
          <table:table-cell office:value-type="float" office:value="23.5761615754348" calcext:value-type="float">
            <text:p>23.5761615754348</text:p>
          </table:table-cell>
        </table:table-row>
        <table:table-row table:style-name="ro1">
          <table:table-cell office:value-type="float" office:value="0.0671632039722951" calcext:value-type="float">
            <text:p>0.0671632039722951</text:p>
          </table:table-cell>
          <table:table-cell office:value-type="float" office:value="24.3708628846087" calcext:value-type="float">
            <text:p>24.3708628846087</text:p>
          </table:table-cell>
        </table:table-row>
        <table:table-row table:style-name="ro1">
          <table:table-cell office:value-type="float" office:value="1.2313433409428" calcext:value-type="float">
            <text:p>1.2313433409428</text:p>
          </table:table-cell>
          <table:table-cell office:value-type="float" office:value="24.768215433913" calcext:value-type="float">
            <text:p>24.768215433913</text:p>
          </table:table-cell>
        </table:table-row>
        <table:table-row table:style-name="ro1">
          <table:table-cell office:value-type="float" office:value="0.537313318114386" calcext:value-type="float">
            <text:p>0.537313318114386</text:p>
          </table:table-cell>
          <table:table-cell office:value-type="float" office:value="24.9668879191304" calcext:value-type="float">
            <text:p>24.9668879191304</text:p>
          </table:table-cell>
        </table:table-row>
        <table:table-row table:style-name="ro1">
          <table:table-cell office:value-type="float" office:value="1.7014934550849" calcext:value-type="float">
            <text:p>1.7014934550849</text:p>
          </table:table-cell>
          <table:table-cell office:value-type="float" office:value="25.6953650665652" calcext:value-type="float">
            <text:p>25.6953650665652</text:p>
          </table:table-cell>
        </table:table-row>
        <table:table-row table:style-name="ro1">
          <table:table-cell office:value-type="float" office:value="0.738805492143283" calcext:value-type="float">
            <text:p>0.738805492143283</text:p>
          </table:table-cell>
          <table:table-cell office:value-type="float" office:value="26.0264934541304" calcext:value-type="float">
            <text:p>26.0264934541304</text:p>
          </table:table-cell>
        </table:table-row>
        <table:table-row table:style-name="ro1">
          <table:table-cell office:value-type="float" office:value="0.0447754693148634" calcext:value-type="float">
            <text:p>0.0447754693148634</text:p>
          </table:table-cell>
          <table:table-cell office:value-type="float" office:value="26.556294326913" calcext:value-type="float">
            <text:p>26.556294326913</text:p>
          </table:table-cell>
        </table:table-row>
        <table:table-row table:style-name="ro1">
          <table:table-cell office:value-type="float" office:value="0.649251991401549" calcext:value-type="float">
            <text:p>0.649251991401549</text:p>
          </table:table-cell>
          <table:table-cell office:value-type="float" office:value="27.3509956360869" calcext:value-type="float">
            <text:p>27.3509956360869</text:p>
          </table:table-cell>
        </table:table-row>
        <table:table-row table:style-name="ro1">
          <table:table-cell office:value-type="float" office:value="0.201492174028892" calcext:value-type="float">
            <text:p>0.201492174028892</text:p>
          </table:table-cell>
          <table:table-cell office:value-type="float" office:value="28.344373219913" calcext:value-type="float">
            <text:p>28.344373219913</text:p>
          </table:table-cell>
        </table:table-row>
        <table:table-row table:style-name="ro1">
          <table:table-cell office:value-type="float" office:value="0.694030022828419" calcext:value-type="float">
            <text:p>0.694030022828419</text:p>
          </table:table-cell>
          <table:table-cell office:value-type="float" office:value="29.6026550295652" calcext:value-type="float">
            <text:p>29.6026550295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9337758382609" calcext:value-type="float">
            <text:p>29.9337758382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15:35:35.478149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4:21:52.421668066</meta:creation-date>
    <dc:date>2025-05-05T15:40:03.428166625</dc:date>
    <meta:editing-duration>PT31M42S</meta:editing-duration>
    <meta:editing-cycles>7</meta:editing-cycles>
    <meta:generator>LibreOffice/24.2.7.2$Linux_X86_64 LibreOffice_project/420$Build-2</meta:generator>
    <meta:document-statistic meta:table-count="8" meta:cell-count="742" meta:object-count="0"/>
  </office:meta>
</office:document-meta>
</file>